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fo:color="#0000ff"/>
    </style:style>
    <style:style style:name="P76"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1"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6" style:family="paragraph" style:parent-style-name="Text_20_body">
      <style:paragraph-properties fo:margin-left="0in" fo:margin-right="0in" fo:text-align="end" style:justify-single-word="false" fo:text-indent="0.1965in" style:auto-text-indent="false"/>
    </style:style>
    <style:style style:name="P87" style:family="paragraph" style:parent-style-name="Standard">
      <style:paragraph-properties fo:margin-left="0in" fo:margin-right="0in" fo:text-align="justify" style:justify-single-word="false" fo:text-indent="0.1965in" style:auto-text-indent="false"/>
    </style:style>
    <style:style style:name="P88" style:family="paragraph" style:parent-style-name="Standard">
      <style:paragraph-properties fo:margin-left="0in" fo:margin-right="0in" fo:text-align="justify" style:justify-single-word="false" fo:text-indent="0.1965in" style:auto-text-indent="false"/>
      <style:text-properties fo:language="ru" fo:country="RU"/>
    </style:style>
    <style:style style:name="P89"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2"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9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9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9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9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0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2"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4"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1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7" style:family="paragraph" style:parent-style-name="Text_20_body">
      <style:text-properties fo:language="ru" fo:country="RU"/>
    </style:style>
    <style:style style:name="P118" style:family="paragraph" style:parent-style-name="Text_20_body">
      <style:text-properties fo:color="#800000"/>
    </style:style>
    <style:style style:name="P119" style:family="paragraph" style:parent-style-name="First_20_line_20_indent">
      <style:text-properties fo:language="ru" fo:country="RU"/>
    </style:style>
    <style:style style:name="P120" style:family="paragraph" style:parent-style-name="First_20_line_20_indent">
      <style:paragraph-properties fo:text-align="justify" style:justify-single-word="false"/>
      <style:text-properties fo:language="ru" fo:country="RU"/>
    </style:style>
    <style:style style:name="P121" style:family="paragraph" style:parent-style-name="First_20_line_20_indent">
      <style:text-properties fo:font-size="15pt" fo:language="ru" fo:country="RU" style:font-size-asian="15pt" style:font-size-complex="15pt"/>
    </style:style>
    <style:style style:name="P122" style:family="paragraph" style:parent-style-name="First_20_line_20_indent">
      <style:text-properties fo:font-size="12pt" fo:language="ru" fo:country="RU" style:font-size-asian="12pt" style:font-size-complex="12pt"/>
    </style:style>
    <style:style style:name="P123" style:family="paragraph" style:parent-style-name="First_20_line_20_indent">
      <style:paragraph-properties fo:text-align="justify" style:justify-single-word="false"/>
      <style:text-properties fo:language="en" fo:country="US"/>
    </style:style>
    <style:style style:name="P124" style:family="paragraph" style:parent-style-name="First_20_line_20_indent">
      <style:paragraph-properties fo:text-align="justify" style:justify-single-word="false"/>
    </style:style>
    <style:style style:name="P125" style:family="paragraph" style:parent-style-name="Text_20_body">
      <style:paragraph-properties fo:margin-left="0in" fo:margin-right="0in" fo:text-align="center" style:justify-single-word="false" fo:text-indent="0in" style:auto-text-indent="false"/>
    </style:style>
    <style:style style:name="P12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8" style:family="paragraph" style:parent-style-name="Footnote">
      <style:paragraph-properties fo:margin-left="0in" fo:margin-right="0in" fo:text-indent="0in" style:auto-text-indent="false"/>
      <style:text-properties fo:language="en" fo:country="US"/>
    </style:style>
    <style:style style:name="P129"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30" style:family="paragraph" style:parent-style-name="Footnote">
      <style:text-properties fo:language="en" fo:country="US"/>
    </style:style>
    <style:style style:name="P131" style:family="paragraph" style:parent-style-name="Footnote">
      <style:text-properties fo:language="ru" fo:country="RU"/>
    </style:style>
    <style:style style:name="P132" style:family="paragraph" style:parent-style-name="Footnote">
      <style:text-properties style:use-window-font-color="true" fo:language="ru" fo:country="RU"/>
    </style:style>
    <style:style style:name="P133" style:family="paragraph" style:parent-style-name="Footnote">
      <style:text-properties fo:font-style="normal" style:font-style-asian="normal" style:font-style-complex="normal"/>
    </style:style>
    <style:style style:name="P134" style:family="paragraph" style:parent-style-name="Text_20_body">
      <style:paragraph-properties fo:margin-top="0in" fo:margin-bottom="0.0835in" loext:contextual-spacing="false" fo:text-align="justify" style:justify-single-word="false"/>
      <style:text-properties fo:language="en" fo:country="US"/>
    </style:style>
    <style:style style:name="P135" style:family="paragraph" style:parent-style-name="Standard">
      <style:text-properties fo:font-style="italic" style:font-style-asian="italic" style:font-style-complex="italic"/>
    </style:style>
    <style:style style:name="P136"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37"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3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089ec" style:font-style-asian="normal" style:font-style-complex="normal"/>
    </style:style>
    <style:style style:name="P14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1899f" style:font-style-asian="normal" style:font-style-complex="normal"/>
    </style:style>
    <style:style style:name="P14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21ef6" style:font-style-asian="normal" style:font-style-complex="normal"/>
    </style:style>
    <style:style style:name="P14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a1e7b" style:font-style-asian="normal" style:font-style-complex="normal"/>
    </style:style>
    <style:style style:name="P1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a2916" style:font-style-asian="normal" style:font-style-complex="normal"/>
    </style:style>
    <style:style style:name="P1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ef06a" officeooo:paragraph-rsid="000ef06a" style:font-style-asian="normal" style:font-style-complex="normal"/>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089ec" officeooo:paragraph-rsid="001089ec" style:font-style-asian="normal" style:font-style-complex="normal"/>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1899f" officeooo:paragraph-rsid="0011899f" style:font-style-asian="normal" style:font-style-complex="normal"/>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330d0" officeooo:paragraph-rsid="001330d0" style:font-style-asian="normal" style:font-style-complex="normal"/>
    </style:style>
    <style:style style:name="P1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359c8" officeooo:paragraph-rsid="001359c8" style:font-style-asian="normal" style:font-style-complex="normal"/>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a1e7b" officeooo:paragraph-rsid="001a1e7b" style:font-style-asian="normal" style:font-style-complex="normal"/>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70f55" style:font-style-asian="normal" style:font-style-complex="normal"/>
    </style:style>
    <style:style style:name="P151" style:family="paragraph" style:parent-style-name="Text_20_body">
      <style:paragraph-properties fo:margin-left="0in" fo:margin-right="0in" fo:text-align="justify" style:justify-single-word="false" fo:text-indent="0.1965in" style:auto-text-indent="false"/>
    </style:style>
    <style:style style:name="P152" style:family="paragraph" style:parent-style-name="Heading_20_2">
      <style:text-properties fo:language="en" fo:country="US"/>
    </style:style>
    <style:style style:name="P153" style:family="paragraph" style:parent-style-name="Heading_20_2">
      <style:text-properties fo:language="ru" fo:country="RU"/>
    </style:style>
    <style:style style:name="P154" style:family="paragraph" style:parent-style-name="Heading_20_2">
      <style:paragraph-properties fo:text-align="justify" style:justify-single-word="false"/>
    </style:style>
    <style:style style:name="P155" style:family="paragraph" style:parent-style-name="Heading_20_1">
      <style:paragraph-properties fo:margin-left="0in" fo:margin-right="0in" fo:text-align="center" style:justify-single-word="false" fo:text-indent="0.1965in" style:auto-text-indent="false"/>
    </style:style>
    <style:style style:name="P156"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font-weight="normal" officeooo:rsid="001089ec" fo:background-color="transparent" loext:char-shading-value="0" style:font-weight-asian="normal" style:font-weight-complex="normal"/>
    </style:style>
    <style:style style:name="T18" style:family="text">
      <style:text-properties fo:language="en" fo:country="US" fo:font-weight="normal" officeooo:rsid="0011899f" fo:background-color="transparent" loext:char-shading-value="0" style:font-weight-asian="normal" style:font-weight-complex="normal"/>
    </style:style>
    <style:style style:name="T19" style:family="text">
      <style:text-properties fo:language="en" fo:country="US" fo:font-weight="normal" officeooo:rsid="00121ef6" fo:background-color="transparent" loext:char-shading-value="0" style:font-weight-asian="normal" style:font-weight-complex="normal"/>
    </style:style>
    <style:style style:name="T20" style:family="text">
      <style:text-properties fo:language="en" fo:country="US" fo:background-color="transparent" loext:char-shading-value="0"/>
    </style:style>
    <style:style style:name="T21" style:family="text">
      <style:text-properties fo:color="#ff3333"/>
    </style:style>
    <style:style style:name="T22" style:family="text">
      <style:text-properties fo:color="#ff3333" fo:language="ru" fo:country="RU"/>
    </style:style>
    <style:style style:name="T23" style:family="text">
      <style:text-properties fo:color="#ff3333" fo:language="ru" fo:country="RU" fo:font-weight="normal" style:font-weight-asian="normal" style:font-weight-complex="normal"/>
    </style:style>
    <style:style style:name="T24" style:family="text">
      <style:text-properties fo:color="#ff3333" fo:font-weight="normal" style:font-weight-asian="normal" style:font-weight-complex="normal"/>
    </style:style>
    <style:style style:name="T25" style:family="text">
      <style:text-properties fo:font-style="italic"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color="#800000"/>
    </style:style>
    <style:style style:name="T28" style:family="text">
      <style:text-properties fo:color="#800000" fo:language="ru" fo:country="RU"/>
    </style:style>
    <style:style style:name="T29" style:family="text">
      <style:text-properties fo:color="#800000" fo:language="en" fo:country="US"/>
    </style:style>
    <style:style style:name="T30" style:family="text">
      <style:text-properties fo:color="#ff6600"/>
    </style:style>
    <style:style style:name="T31" style:family="text">
      <style:text-properties fo:font-weight="bold" style:font-weight-asian="bold" style:font-weight-complex="bold"/>
    </style:style>
    <style:style style:name="T32" style:family="text">
      <style:text-properties fo:font-weight="bold" fo:background-color="transparent" loext:char-shading-value="0" style:font-weight-asian="bold" style:font-weight-complex="bold"/>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8" style:family="text">
      <style:text-properties style:use-window-font-color="true" fo:language="ru" fo:country="RU" fo:font-style="normal" fo:background-color="transparent" loext:char-shading-value="0" style:font-style-asian="normal" style:font-style-complex="normal"/>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loext:char-shading-value="0" style:font-style-asian="normal" style:font-style-complex="normal"/>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background-color="transparent" loext:char-shading-value="0"/>
    </style:style>
    <style:style style:name="T53" style:family="text">
      <style:text-properties style:use-window-font-color="true" fo:language="uk" fo:country="UA" fo:font-style="normal" fo:font-weight="normal" style:font-style-asian="normal" style:font-weight-asian="normal" style:font-style-complex="normal" style:font-weight-complex="normal"/>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language="fr" fo:country="FR"/>
    </style:style>
    <style:style style:name="T57" style:family="text">
      <style:text-properties fo:color="#3333ff"/>
    </style:style>
    <style:style style:name="T58" style:family="text">
      <style:text-properties fo:color="#3333ff" fo:language="en" fo:country="US"/>
    </style:style>
    <style:style style:name="T59" style:family="text">
      <style:text-properties fo:font-style="normal"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fo:background-color="transparent" loext:char-shading-value="0" style:font-style-asian="normal" style:font-weight-asian="normal" style:font-style-complex="normal" style:font-weight-complex="normal"/>
    </style:style>
    <style:style style:name="T62" style:family="text">
      <style:text-properties fo:font-style="normal" style:text-underline-style="none" style:font-style-asian="normal" style:font-style-complex="normal"/>
    </style:style>
    <style:style style:name="T63" style:family="text">
      <style:text-properties fo:color="#0066ff"/>
    </style:style>
    <style:style style:name="T64" style:family="text">
      <style:text-properties fo:color="#0066ff" fo:language="en" fo:country="US" fo:font-style="normal" fo:background-color="transparent" loext:char-shading-value="0" style:font-style-asian="normal" style:font-style-complex="normal"/>
    </style:style>
    <style:style style:name="T65" style:family="text">
      <style:text-properties fo:color="#00ccff"/>
    </style:style>
    <style:style style:name="T66" style:family="text">
      <style:text-properties fo:font-weight="normal" style:font-weight-asian="normal" style:font-weight-complex="normal"/>
    </style:style>
    <style:style style:name="T67" style:family="text">
      <style:text-properties fo:font-weight="normal" fo:background-color="transparent" loext:char-shading-value="0" style:font-weight-asian="normal" style:font-weight-complex="normal"/>
    </style:style>
    <style:style style:name="T68" style:family="text">
      <style:text-properties fo:font-weight="normal" officeooo:rsid="001089ec" fo:background-color="transparent" loext:char-shading-value="0" style:font-weight-asian="normal" style:font-weight-complex="normal"/>
    </style:style>
    <style:style style:name="T69" style:family="text">
      <style:text-properties fo:font-weight="normal" officeooo:rsid="0011899f" fo:background-color="transparent" loext:char-shading-value="0" style:font-weight-asian="normal" style:font-weight-complex="normal"/>
    </style:style>
    <style:style style:name="T70" style:family="text">
      <style:text-properties fo:font-weight="normal" officeooo:rsid="00121ef6" fo:background-color="transparent" loext:char-shading-value="0" style:font-weight-asian="normal" style:font-weight-complex="normal"/>
    </style:style>
    <style:style style:name="T71" style:family="text">
      <style:text-properties fo:font-weight="normal" officeooo:rsid="001359c8" fo:background-color="transparent" loext:char-shading-value="0" style:font-weight-asian="normal" style:font-weight-complex="normal"/>
    </style:style>
    <style:style style:name="T72" style:family="text">
      <style:text-properties fo:color="#0066cc"/>
    </style:style>
    <style:style style:name="T73" style:family="text">
      <style:text-properties fo:color="#0000cc"/>
    </style:style>
    <style:style style:name="T74" style:family="text">
      <style:text-properties style:text-line-through-style="solid" style:text-line-through-type="single" fo:font-weight="bold" style:font-weight-asian="bold" style:font-weight-complex="bold"/>
    </style:style>
    <style:style style:name="T75" style:family="text">
      <style:text-properties fo:language="uk" fo:country="UA"/>
    </style:style>
    <style:style style:name="T76" style:family="text">
      <style:text-properties fo:language="uk" fo:country="UA" fo:font-style="italic" style:font-style-asian="italic" style:font-style-complex="italic"/>
    </style:style>
    <style:style style:name="T77" style:family="text">
      <style:text-properties fo:language="uk" fo:country="UA" fo:font-weight="bold" style:font-weight-asian="bold" style:font-weight-complex="bold"/>
    </style:style>
    <style:style style:name="T78" style:family="text">
      <style:text-properties fo:color="#ff0000"/>
    </style:style>
    <style:style style:name="T79" style:family="text">
      <style:text-properties style:text-underline-style="none"/>
    </style:style>
    <style:style style:name="T80" style:family="text">
      <style:text-properties style:text-rotation-angle="90" style:text-rotation-scale="line-height"/>
    </style:style>
    <style:style style:name="T81" style:family="text">
      <style:text-properties style:text-rotation-angle="270" style:text-rotation-scale="line-height"/>
    </style:style>
    <style:style style:name="T82" style:family="text">
      <style:text-properties style:text-position="sub 58%" style:font-size-asian="10.5pt"/>
    </style:style>
    <style:style style:name="T83" style:family="text">
      <style:text-properties style:font-name="Symbol" style:font-name-asian="Symbol" style:font-name-complex="Symbol"/>
    </style:style>
    <style:style style:name="T84" style:family="text">
      <style:text-properties style:font-name="Liberation Serif1" style:font-name-asian="Symbol" style:font-name-complex="Symbol"/>
    </style:style>
    <style:style style:name="T85" style:family="text">
      <style:text-properties style:font-name="Courier New CYR"/>
    </style:style>
    <style:style style:name="T86" style:family="text">
      <style:text-properties style:font-name="Courier New CYR" fo:language="en" fo:country="US"/>
    </style:style>
    <style:style style:name="T87" style:family="text">
      <style:text-properties fo:color="#6666ff"/>
    </style:style>
    <style:style style:name="T88" style:family="text">
      <style:text-properties fo:color="#3399ff"/>
    </style:style>
    <style:style style:name="T89" style:family="text">
      <style:text-properties fo:font-size="14pt" fo:language="en" fo:country="US" fo:font-weight="bold" style:font-size-asian="14pt" style:font-weight-asian="bold" style:font-size-complex="14pt" style:font-weight-complex="bold"/>
    </style:style>
    <style:style style:name="T90" style:family="text">
      <style:text-properties fo:font-size="14pt" fo:font-weight="bold" style:font-size-asian="14pt" style:font-weight-asian="bold" style:font-size-complex="14pt" style:font-weight-complex="bold"/>
    </style:style>
    <style:style style:name="T91" style:family="text">
      <style:text-properties fo:font-size="9pt" style:font-size-asian="9pt" style:font-size-complex="9pt"/>
    </style:style>
    <style:style style:name="T92" style:family="text">
      <style:text-properties fo:font-size="12pt" style:font-size-asian="12pt" style:font-size-complex="12pt"/>
    </style:style>
    <style:style style:name="T93" style:family="text">
      <style:text-properties officeooo:rsid="000bf880"/>
    </style:style>
    <style:style style:name="T94" style:family="text">
      <style:text-properties officeooo:rsid="000c850f"/>
    </style:style>
    <style:style style:name="T95" style:family="text">
      <style:text-properties officeooo:rsid="000d0a93"/>
    </style:style>
    <style:style style:name="T96" style:family="text">
      <style:text-properties officeooo:rsid="000eb516"/>
    </style:style>
    <style:style style:name="T97" style:family="text">
      <style:text-properties officeooo:rsid="000ef06a"/>
    </style:style>
    <style:style style:name="T98" style:family="text">
      <style:text-properties officeooo:rsid="000fb5d3"/>
    </style:style>
    <style:style style:name="T99" style:family="text">
      <style:text-properties officeooo:rsid="001359c8"/>
    </style:style>
    <style:style style:name="T100" style:family="text">
      <style:text-properties officeooo:rsid="00138817"/>
    </style:style>
    <style:style style:name="T101" style:family="text">
      <style:text-properties officeooo:rsid="00188fc7"/>
    </style:style>
    <style:style style:name="T102" style:family="text">
      <style:text-properties officeooo:rsid="001a1e7b"/>
    </style:style>
    <style:style style:name="T103" style:family="text">
      <style:text-properties officeooo:rsid="001a291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5" text:outline-level="1">Последний фанфик</text:h>
      <text:p text:style-name="P52"/>
      <text:h text:style-name="P152"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30">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text:span text:style-name="T11">RnD-</text:span><text:span text:style-name="T1">зона</text:span><text:span text:style-name="T1"><text:note text:id="ftn3" text:note-class="footnote"><text:note-citation>3</text:note-citation><text:note-body><text:p text:style-name="P130">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74"><text:span text:style-name="T11">– Нэш, к</text:span>ак называется наш проект?</text:p>
      <text:p text:style-name="P72"><text:span text:style-name="T8">– </text:span><text:span text:style-name="T66">Дайсон.</text:span></text:p>
      <text:p text:style-name="P72"><text:span text:style-name="T8">– </text:span><text:span text:style-name="T66">Сколько тебе лет?</text:span></text:p>
      <text:p text:style-name="P72"><text:span text:style-name="T8">– </text:span><text:span text:style-name="T66">Два года с начала запуска кластера.</text:span></text:p>
      <text:p text:style-name="P72"><text:span text:style-name="T8">– </text:span><text:span text:style-name="T66">Какой сейчас год?</text:span></text:p>
      <text:p text:style-name="P72"><text:span text:style-name="T8">– </text:span><text:span text:style-name="T24">20</text:span><text:span text:style-name="T23">18</text:span><text:span text:style-name="T66">-й.</text:span></text:p>
      <text:p text:style-name="P23"/>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74"><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3">«Выживание корпорации в условиях жёсткой конкуренции с ограниченными ресурсами. Случай 16».</text:p>
      <text:p text:style-name="P83"><text:soft-page-break/>…</text:p>
      <text:p text:style-name="P83">…</text:p>
      <text:p text:style-name="P83">…</text:p>
      <text:p text:style-name="P83">Решение.</text:p>
      <text:p text:style-name="P83">…</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3"><text:span text:style-name="T5">–</text:span><text:span text:style-name="T6"> </text:span><text:span text:style-name="T5">Нэш</text:span><text:span text:style-name="T60">, </text:span><text:span text:style-name="T5">в некоем городе живёт брадобрей, который бреет всех людей, которые не бреются сами. Вопрос: кто бреет брадобрея</text:span><text:span text:style-name="T60">?</text:span></text:p>
      <text:p text:style-name="P33"/>
      <text:p text:style-name="P33">Вместо ответа Нексус выплюнул на консоль длинную распечатку букв и служебных символов, среди которых бросилась в глаза строка “<text:span text:style-name="T31">incompartible interface Analytics v.0.93 beta</text:span>”</text:p>
      <text:p text:style-name="P33">Ага, уже теплее.</text:p>
      <text:p text:style-name="P33"/>
      <text:p text:style-name="P72"><text:span text:style-name="T8">– Нэш</text:span><text:span text:style-name="T66">,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01">Бип-бип-бип.</text:p>
      <text:p text:style-name="P101"><text:soft-page-break/></text:p>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25">***</text:p>
      <text:p text:style-name="P125"/>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0">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7">34-хэтажного</text:span> корпуса <text:span text:style-name="T27">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4">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1">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3"><text:span text:style-name="T1">Блядь</text:span>, что за мысли пошли!</text:p>
      <text:p text:style-name="P1">Я вспомнил<text:span text:style-name="T33"> </text:span><text:span text:style-name="T34">Юджина</text:span><text:span text:style-name="T1">,</text:span> <text:span text:style-name="T22">месяц</text:span> назад прыгнувшего с крыши <text:span text:style-name="T1">своей</text:span> <text:span text:style-name="T1">высотки</text:span>.</text:p>
      <text:p text:style-name="P73">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4">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4">А у нас получается… </text:span><text:span text:style-name="T2">–</text:span><text:span text:style-name="T54">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0">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7">Тридцать четвёртый</text:span> этаж! Пиздец <text:span text:style-name="T1">—</text:span> успел подумать я и сознание выключилось.</text:p>
      <text:p text:style-name="P1"/>
      <text:h text:style-name="P152" text:outline-level="2">2. Пробуждение</text:h>
      <text:p text:style-name="P31"/>
      <text:p text:style-name="P1"><text:span text:style-name="T38">Сознание рестартовало после того, как я гребанулся </text:span><text:span text:style-name="T54">затылком и плечами об каменный пол. Открыл глаза, тщётно пытаясь вдохнуть. Образ, </text:span><text:span text:style-name="T2">который я </text:span><text:span text:style-name="T54">пару мгновений назад </text:span><text:span text:style-name="T2">видел на фоне </text:span><text:span text:style-name="T54">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text:span><text:soft-page-break/><text:span text:style-name="T54">розов</text:span><text:span text:style-name="T2">атый</text:span><text:span text:style-name="T54"> нос, венчающая голову </text:span><text:span text:style-name="T2">высокая тиара</text:span><text:span text:style-name="T54">.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3">Единорог поднял голову и оглянулся куда-то назад.</text:p>
      <text:p text:style-name="P33"><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 да и не должно быть —это же не ЛСД какой-нибудь</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я не помню 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4">…</text:span><text:span text:style-name="T1"> Как ты живёшь со всем этим? – тихо произнесла она.</text:span></text:p>
      <text:p text:style-name="P1">Наконец-то стало немного понятно, где я лежу <text:span text:style-name="T1">—</text:span> к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шивалась с факела, забытого кем-то в стене. Древесные лианы проникли в зал через огромные стрельчатые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span text:style-name="T11"> Короче, тот ещё бомжатник.</text:span></text:p>
      <text:p text:style-name="P15">Воздух вокруг меня был буквально наэлектризован некой силой. Чувствовалось напряжение огромных масштабов, как если бы стоял внутри трансформаторной будки.</text:p>
      <text:p text:style-name="P1"><text:soft-page-break/><text:span text:style-name="T1">–</text:span> Так это и есть наш П<text:span text:style-name="T43">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ы не н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М<text:span text:style-name="T1">не было смешно поначалу: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лева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Он <text:span text:style-name="T1">идеально снимал</text:span> нервное напряжение <text:span text:style-name="T1">после внеурочной работы над проектом</text:span>. Разве что становилось 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text:soft-page-break/>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за херня?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позвякив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oft-page-break/><text:span text:style-name="T11">–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 </text:span><text:span text:style-name="T1">Сахарная Ватка</text:span><text:span text:style-name="T56">!</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7">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истерическое умиление.</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Блядь, я и так выжал из себя всё возможное, а эта кобыла на меня орёт! Но потом подумал, что если они живого человека в глаза не видели, то, наверное, не в курсе его способностей, как бегуна.</text:p>
      <text:p text:style-name="P3"><text:soft-page-break/>–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чокнутая?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text:soft-page-break/>Открыв глаза, я увидел вместо коридора дыщащую жаром раскалённых <text:span text:style-name="T33">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Принцесса,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хлопал её по шее.</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Я чертовски циничный и грубый чувак, но я не ублюдок. Эта кобыла вернулась за мной и понесла меня, когда я остался без сил. Теперь моя очередь. Блядь,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text:soft-page-break/>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1">Спи, сестра моя родная,<text:line-break/>Спи. Усни.<text:line-break/>Крыльями тебя укрою,<text:line-break/>Спи. Усни.</text:p><text:p text:style-name="P131"><text:tab/>В чаще тёмной волки воют,<text:line-break/>Спи. Усни.</text:p><text:p text:style-name="P131"><text:tab/>В мрачном замке духи ноют,<text:line-break/>Спи. Усни.</text:p><text:p text:style-name="P131"><text:tab/>Сказки вечность нам читает,<text:line-break/>Спи. Усни.<text:line-break/>День осенний угасает,<text:line-break/>Спи. Усни.<text:line-break/>Помни только в сне глубоком,</text:p><text:p text:style-name="P13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text:soft-page-break/>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 В отличие от Дома, он не пострадал в нашем последнем сражении тысячу лет назад. Развалился сам, от стар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3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3">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3"><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text:soft-page-break/></text:p>
      <text:h text:style-name="P152" text:outline-level="2">3. Норф</text:h>
      <text:p text:style-name="P75"/>
      <text:p text:style-name="P21">Глава IV. Пределы магии</text:p>
      <text:p text:style-name="P18"/>
      <text:p text:style-name="P21">Вашему покорному слуге известны четыре предела магии: </text:p>
      <text:list xml:id="list7260506279373226561" text:style-name="L1">
        <text:list-item>
          <text:p text:style-name="P13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3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28"><text:s/>Сколько страниц сегодня нахреначили?</text:p><text:p text:style-name="P130">– <text:span text:style-name="T1">Восемь, учитель!</text:span></text:p><text:p text:style-name="P13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3"><text:soft-page-break/>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3">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3">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7"> </text:span>гор.</text:p>
      <text:p text:style-name="P73">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3">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3">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3">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3">Так, что тут у нас?</text:p>
      <text:p text:style-name="P73"/>
      <text:p text:style-name="P73"><text:soft-page-break/>“<text:span text:style-name="T31">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31">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31">В Додж-Сити продолжаются исчезновения пони. Шериф подал в отставку…</text:span>”. “<text:span text:style-name="T31">Чужестранец-человек осваивается в Кантерлоте. Атмосфера столицы благотворно влияет на агрессивный нрав королевского гостя…</text:span>”</text:p>
      <text:p text:style-name="P73"/>
      <text:p text:style-name="P73">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3">Я потянулся. Хватит на сегодня чтения. Настало время ежедневной прогулки по городу. Тем более, что у меня есть деньги.</text:p>
      <text:p text:style-name="P73">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3">Так что даже на ремонт одежды и покупку необходимых в повседневной жизни мелочей у меня финансов не было. До недавнего времени.</text:p>
      <text:p text:style-name="P73">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3">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3"><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3"><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text:soft-page-break/>–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text:soft-page-break/>–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3">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3">платформы </text:span>повышенн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78">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text:soft-page-break/>–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33">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5"/>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text:soft-page-break/>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63">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6">– Хмм, печально, он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7">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7">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text:soft-page-break/>–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37">Потом она обратилась ко мне.</text:p>
      <text:p text:style-name="P37">–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text:soft-page-break/>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2">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text:span text:style-name="T1">Дискордовы</text:span> яйца! Они нашли меня!</text:p>
      <text:p text:style-name="P37">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подняла на меня глаз. <text:span text:style-name="T75">Прижав </text:span>уши к голове, <text:span text:style-name="T75">она дала</text:span> задний ход <text:span text:style-name="T75">и </text:span>выкарабкалась обратно. Окинув библиотеку отчаянным взглядом, <text:span text:style-name="T75">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text:soft-page-break/>–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text:span text:style-name="T1">Я</text:span>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7">–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29"/>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моего плеча.</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text:soft-page-break/>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text:soft-page-break/>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text:p>
      <text:p text:style-name="P47">Я открыла глаза.</text:p>
      <text:p text:style-name="P47">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ла глаза.</text:p>
      <text:p text:style-name="P47">…</text:p>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text:soft-page-break/>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7">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text:p>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1">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1">Тумбочка.</text:span> Листок… <text:span text:style-name="T91">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2">Всё пошло не так. Не могу уловить точку концентрации. Сила приложена к чему-то большему, чем лист бумаги. К чему-то неизмеримо большему. </text:span><text:span text:style-name="T91">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2">Сила уходит бесконтрольно. Нужно прервать урок. Нет! Нет! О-О-О-О-О, НЕ-Е-Е-Е-Е-Т!!!</text:span></text:p>
      <text:p text:style-name="P47">…</text:p>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text:soft-page-break/>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Проклятье! Эту кобылу можно разбудить только ведром воды!</text:p>
      <text:p text:style-name="P47">Вода! Я бросил взгляд на тумбочку. Нет, стакан пуст.</text:p>
      <text:p text:style-name="P71">Ох, нет! Нет-нет-нет!!!</text:p>
      <text:p text:style-name="P71">Мой взгляд был прикован к дверце тумбочки с изображением луны, а душу леденил ужас осознания.</text:p>
      <text:p text:style-name="P71">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text:soft-page-break/>–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53" text:outline-level="2"><text:span text:style-name="T11">6. Нерадивый ученик - 2</text:span></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text:soft-page-break/>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Та-а-ак!</text:p>
      <text:p text:style-name="P47">– Кто это «все»?</text:p>
      <text:p text:style-name="P47">– Ну, прислуга, стража, мой па…</text:p>
      <text:p text:style-name="P47">Ох! Во что же это такое ты вляпался, Анон? За кого они теб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7"><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тырсы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text:soft-page-break/>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7">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И прекрати, <text:span text:style-name="T93">наконец,</text:span>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text:span text:style-name="T93">, </text:span>с какой позиции ты общаешься со мной.</text:p>
      <text:p text:style-name="P47">– Окей, как хочешь. Никаких больше высочеств.</text:p>
      <text:p text:style-name="P47">–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text:span text:style-name="T93">и-и</text:span>, <text:span text:style-name="T93">Анон</text:span>,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text:span text:style-name="T94">э</text:span>мм… а-ха-ха-ха!.. действительно совокуплялись.</text:p>
      <text:p text:style-name="P47">– Ты не видишь ничего странного в межвидовых спариваниях? – охренел я. – Куда я, <text:span text:style-name="T94">блядь</text:span>, попал???</text:p>
      <text:p text:style-name="P47">Селестия развернула моё кресло к себе и задумчиво посмотрела мне в глаза <text:span text:style-name="T94">снизу вверх</text:span>.</text:p>
      <text:p text:style-name="P47">– Очевидно, мне стоит рассказать тебе, <text:span text:style-name="T95">Анонимус</text:span>, откуда произошли пегасы и единороги.</text:p>
      <text:p text:style-name="P47">В истории Эквестрии далеко не всегда были относительно светлые времена. – продолжила <text:span text:style-name="T96">аликорница</text:span>.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7">– А как выглядят сами истинные единороги? – спросил я.</text:p>
      <text:p text:style-name="P47">– <text:span text:style-name="T96">О, э</text:span>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text:span text:style-name="T96">сильным магическим способностям</text:span>,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soft-page-break/>***</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text:span text:style-name="T97">и</text:span>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144">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144"/>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text:soft-page-break/>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7"/>
      <text:p text:style-name="P57">– Эй, мужик, тебе плохо?</text:p>
      <text:p text:style-name="P57">На меня озабоченно уставилась парочка, ещё недавно сидевшая ко мне спиной на скамейке.</text:p>
      <text:p text:style-name="P57">Я принял сидячее положение, беспомощно хлопая глазами. Что? Где? Как?</text:p>
      <text:p text:style-name="P57">– Сам домой доберёшься? Может, вызвать скорую?</text:p>
      <text:p text:style-name="P57">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7">Опираясь о поручни ограды, я осторожно поднялся. Никакой дыры в ограждении, разумеется, не было. Оно и понятно — брякнись я по-настоящему с крыши <text:span text:style-name="T27">тридцатичетырёхэтажной</text:span> коробки, я б сейчас не стоял тут с гудящей башкой, пялясь на проезжающие внизу машины.</text:p>
      <text:p text:style-name="P57">Я перегнулся через перила и меня стошнило.</text:p>
      <text:p text:style-name="P57">Красавец! Мало тебе проблем с сердцем, так ты и печень, похоже, гробанул. Молодец, Анон, пей дальше!</text:p>
      <text:p text:style-name="P57">Спустившись в квартиру, я лёг на диван, натянул наушники и закрыл глаза.</text:p>
      <text:p text:style-name="P57">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text:span text:style-name="T98">Т</text:span>во<text:span text:style-name="T98">я</text:span> кож<text:span text:style-name="T98">а по цвету</text:span> сейчас не сильно отличается от моей шерсти — настолько ты бледный. Как ты себя чувствуешь?</text:p>
      <text:p text:style-name="P47">Я молча отодвинул <text:span text:style-name="T98">морду Селестии</text:span>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150"><text:soft-page-break/>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150">Охренеть! Как новенький! Да что там <text:span text:style-name="T1">— я и есть новенький! Крутотень!</text:span></text:p>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text:span text:style-name="T101">ритмично</text:span>, <text:span text:style-name="T101">словно 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142">Хм. Совпадение? <text:span text:style-name="T102">Нет, врядли, </text:span>мою попытку она видеть <text:span text:style-name="T102">н</text:span>е могла, у неё глаз на затылке нет.</text:p>
      <text:p text:style-name="P47">Я снова попытался догнать аликорницу, но в последний момент та зачастила всеми четырьмя и снова оторвалась вперёд на корпус. <text:span text:style-name="T102">Но в</text:span>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149">И очень скоро начала вычерчиваться проблема.</text:p>
      <text:p text:style-name="P47"><text:span text:style-name="T102">К</text:span>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text:span text:style-name="T102">У тебя в роду не было конеёбов!</text:span>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text:span text:style-name="T102">имус</text:span>! Луна ждёт нас.</text:p>
      <text:p text:style-name="P47">Луна? Вот уж с кем бы я хотел встречаться меньше всего!</text:p>
      <text:p text:style-name="P47">Мы вышли на небольшую полянку, окружённую кипарисами. В центре стояла тёмная аликорница и хмуро смотрела на нас.</text:p>
      <text:p text:style-name="P142">–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text:span text:style-name="T102">имус</text:span> — тот, кого мы ищем, ему не составит труда найти Великое Откровение в мире грёз. <text:span text:style-name="T102">В твоих силах помочь ему сориентироваться там.</text:span></text:p>
      <text:p text:style-name="P47">Аликорны повернулись ко мне. Мне стало дико неуютно. <text:span text:style-name="T102">Седалище возопило об опасности.</text:span></text:p>
      <text:p text:style-name="P143"><text:soft-page-break/>Что ещё за хрень они придумали творить со мной? Я было попятился, но остановился под ясным взглядом солнечной принцессы. <text:span text:style-name="T103">Это был взгляд…</text:span></text:p>
      <text:p text:style-name="P143">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text:span text:style-name="T103">Как будто загодя гордилась мною и моим геройским поступком, который мне только предстояло совершить! </text:span>Как будто я могу поднять небо и свернуть гору! Как будто я — именно тот мудак, которого они ищут!</text:p>
      <text:p text:style-name="P143"><text:span text:style-name="T103">Ох, Анон, почему ты такой лопух?</text:span></text:p>
      <text:p text:style-name="P143">Я сдался.</text:p>
      <text:p text:style-name="P47">– Готов ли ты проследовать с Нами, Анонимус, и обучиться древнему искусству сновидений?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кладывает меня на землю. Селестия ложится рядом и закрывает глаза. Луна медленно приближается ко мне до тех пор, пока её васильковые глаза не заслоняют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text:span text:style-name="T103">так</text:span>,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text:span text:style-name="T103">е</text:span>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text:span text:style-name="T103">ей</text:span> спящ<text:span text:style-name="T103">ей</text:span> <text:span text:style-name="T103">тушкой</text:span>, я на этом не остановился, а низвергся дальше: через толщу земли, через последовавшую затем сеть пещер с<text:span text:style-name="T103">о</text:span>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text:soft-page-break/>–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47">– Эм-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ём сне? Наверное, это ты спишь в той пещере? Ну, знаешь, под заброшенными шахтами с вагонетками? Я, кажись, в неё влетел.</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пожирало. Нет, я не люблю Откровение. – помотал отрицательно головой дракончик для вящей убедительности.</text:p>
      <text:p text:style-name="P47">– Что за «Чёрный Экран»? – продолжил интересо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text:soft-page-break/>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скалы, раскинулся Кантерлот…</text:p>
      <text:p text:style-name="P47">– <text:span text:style-name="T31">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31">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31">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47">Я закрыл лицо руками и<text:span text:style-name="T75"> </text:span>выбрал единственный способ выиграть несколько секунд жизни — спрыгнул со скалы вниз, к Кантерлоту.</text:p>
      <text:p text:style-name="P67">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мной, примат! Нам нужно вернуть тебя Сестре.</text:p>
      <text:p text:style-name="P47"/>
      <text:h text:style-name="Heading_20_2" text:outline-level="2"><text:soft-page-break/>7. Желание</text:h>
      <text:p text:style-name="P48"/>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ом расслабляющий фон.</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смущённо отвернулась, прижав уши к голове.</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7">– Ничего. – усмехнулся я. – Я собираюсь купить себе беруши специально для общения с твоей сестрой. Назову их «Коммуникационный Интерфейс «Анонимус-Луна» ».</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кьютимарки у тебя нет. Но он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6">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её вернуть моё привычное физическое состояние?</text:p>
      <text:p text:style-name="P47">Золотые рыбки опасливо таращились на меня с противоположного края озерца. Древняя черепаха ненадолго высу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text:p>
      <text:p text:style-name="P47">– Анонимус, с тобой всё в порядке? – обеспокоенно спросила Селестия. – Ты выглядишь несколько… возбуждённым?</text:p>
      <text:p text:style-name="P47"><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7"/>
      <text:p text:style-name="P47">Дворцов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давно я тут не была… О, небо, как тут всё изменилось!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покрытыми мхом и лишайниками, валунами и старым разлапистым можжевельником с четвёртой.</text:p>
      <text:p text:style-name="P4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спокой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А о чём ты грустила?</text:p>
      <text:p text:style-name="P47">Селестия вздохнула.</text:p>
      <text:p text:style-name="P47">– О жизни. Многие думают, что бессмертие — великий дар. На самом деле это тяжкая ноша. Чем больше лет проходит мимо тебя, тем сильнее они давят. Думаю, ты сам это прочувсвтвовал во время нашего объединения сознаний.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7">Я настороженно посмотрел на аликорницу.</text:p>
      <text:p text:style-name="P47">– Но ты не выглядишь сумасшедшей.</text:p>
      <text:p text:style-name="P47"><text:soft-page-break/>–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7">Мы очень одиноки, Анониму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7">– Постой, а как же Луна? Мне показалось, она питала тёплые чувства к Кимеринну?</text:p>
      <text:p text:style-name="P47">Селестия задумалась, машинально ковыряя копытом ямку под валуном.</text:p>
      <text:p text:style-name="P47">– Луна ещё свежа чувствами, поскольку только недавно возвратилась из ссылки.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7">День 137344</text:p>
      <text:p text:style-name="P57">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7">…</text:p>
      <text:p text:style-name="P57">День 287651</text:p>
      <text:p text:style-name="P57">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7">…</text:p>
      <text:p text:style-name="P57">День 364886</text:p>
      <text:p text:style-name="P57">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 </text:p>
      <text:p text:style-name="P47">– Анонимус! Ты убрал муравьёв отнюдь не повсюду! Некоторые участки ты обошёл.</text:p>
      <text:p text:style-name="P47">Я застыл на месте.</text:p>
      <text:p text:style-name="P47">О боги! Неужели она имеет ввиду…?</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Мне нужна твоя помощь.</text:p>
      <text:p text:style-name="P47">М-м-мамочки! Я почуствовал, как краска заливает моё лицо. Селестия, что ты со мной творишь?</text:p>
      <text:p text:style-name="P47"><text:soft-page-break/>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было неясно, где у пони проходят рамки дозволенного и перешёл ли я эти рамки, или ещё нет? И можно ли двигаться дальше?</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7">–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Гм. Надо будет почитать про технику телепортации, наверняка я чего-то не учёл.</text:p>
      <text:p text:style-name="P47"/>
      <text:h text:style-name="P152" text:outline-level="2">8. Стыд</text:h>
      <text:p text:style-name="P47">&lt;<text:span text:style-name="T88">Mylene Farmer — L`Ame-Stram-Gram</text:span>&gt;</text:p>
      <text:p text:style-name="P57">~~~ Завтра на семь в библиотеке ~~~</text:p>
      <text:p text:style-name="P57"/>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text:soft-page-break/>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Макс? Привет.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Да, уже пять дней. Так здорово снова чувствовать свои мышцы! Корсет был ужасен.</text:p>
      <text:p text:style-name="P47"><text:soft-page-break/>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станешь называть меня на «Вы» и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Я вспомнил свои неудачные попытки завязать личную жизнь с девушками. Конечно, те были далеки от совершенства. Но так ли безгрешен был я сам?</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7"><text:soft-page-break/>–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lt;<text:span text:style-name="T21">Абсолютного забвения</text:span>&gt;Стирание из бытия. Точнее, его нет и не было после того, как я замкнула его на его создателя, Иггуса. Суть заклинания <text:span text:style-name="T75">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5">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75">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text:soft-page-break/>– Не волнуйся,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text:p>
      <text:p text:style-name="P47">– <text:s/>Нам не туда. Не сейчас. Я хочу показать тебе Эквестрию. – тихо сказала она.</text:p>
      <text:p text:style-name="P47">&lt;<text:span text:style-name="T57">Pet Shop Boys — A Man Could Get Arrested</text:span>&gt;</text:p>
      <text:p text:style-name="P4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старался не смотреть в её сторону, отводя глаза. Так мы дошли до городской стены.</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пирса,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text:soft-page-break/>Селестия склонила голову, соглашаясь.</text:p>
      <text:p text:style-name="P4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7"> </text:span>И вообще, зачем вам учиться летать, если вы и так это умеете с рождения?</text:p>
      <text:p text:style-name="P4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Нелетающие пегасы</text:h>
      <text:p text:style-name="P50">&lt;<text:span text:style-name="T27">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oft-page-break/><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text:soft-page-break/>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text:soft-page-break/>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text:soft-page-break/>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7">“<text:span text:style-name="T25">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7"/>
      <text:p text:style-name="P48">***</text:p>
      <text:p text:style-name="P47"/>
      <text:p text:style-name="P47">– Так ты поручила Твайлайт Спаркл расследование необычных снов жеребят?</text:p>
      <text:p text:style-name="P47">–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Мак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ли. Если хочешь.</text:p>
      <text:p text:style-name="P47">– Хорошо. До встречи, Селли.</text:p>
      <text:p text:style-name="P47">– До встречи, Макс.</text:p>
      <text:p text:style-name="P47"><text:soft-page-break/></text:p>
      <text:h text:style-name="Heading_20_2" text:outline-level="2"><text:span text:style-name="T11">10</text:span>. (40*<text:span text:style-name="T11">ctg(Pi/4)-6)/(ln(e)-sin(0))</text:span></text:h>
      <text:p text:style-name="P77">Mark Knopfler — Hill Farmers Blues — или на следующую главу (прощание)</text:p>
      <text:p text:style-name="P47"/>
      <text:p text:style-name="P5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7"> </text:span>(быть может, к счастью). Всё, что я могу <text:span text:style-name="T11">— оставить тебе напутствие.</text:span></text:p>
      <text:p text:style-name="P57"><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7">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7">Удачи!</text:p>
      <text:p text:style-name="P57"/>
      <text:p text:style-name="P37">…</text:p>
      <text:p text:style-name="P37"/>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9">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text:span><text:soft-page-break/><text:span text:style-name="T44">зале или уйти через портик на крыше</text:span><text:span text:style-name="T59"> </text:span><text:span text:style-name="T44">— обычное дело. </text:span><text:span text:style-name="T59">Хорошо, что ежедневные посещения каретной мастерской подняли мой тонус, изрядно посаженный сидячим образом жизни.</text:span></text:p>
      <text:p text:style-name="P1"><text:span text:style-name="T59">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Макс. – знакомый силуэт на балконе повернулся в мою сторону. Гардины раздвинулись и Селестия вошла в комнату.</text:p>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7">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37"><text:soft-page-break/>Селестия подошла к фонтанчику и начала набирать воду в серебряный чайник.</text:p>
      <text:p text:style-name="P3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8">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Надеюсь, через несколько сотен лет их орбит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37"><text:span text:style-name="T1">–</text:span> Мы же договорились! <text:span text:style-name="T1">Селли</text:span>!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text:p>
      <text:p text:style-name="P37"><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text:soft-page-break/>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Макс!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text:p>
      <text:p text:style-name="P37"><text:span text:style-name="T1">–</text:span> Ну же, Макс, ты как деревянный! Расслабься! Можно подумать, тебя никогда раньше не приглашали на свидания!</text:p>
      <text:p text:style-name="P37">От неожиданности я повалился на ложе.</text:p>
      <text:p text:style-name="P37"><text:span text:style-name="T1">–</text:span> Эй, полегче! Ты пихаешься, как бульдозер!</text:p>
      <text:p text:style-name="P3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37"><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2">Мне печалиться не стоит</text:p><text:p text:style-name="P132">Жизнь прекрасна и ярка</text:p><text:p text:style-name="P132">Телом молода, душою —</text:p><text:p text:style-name="P132">Как дракон морской мудра</text:p><text:p text:style-name="P132"/><text:p text:style-name="P132">Я видала взлёт империй,</text:p><text:p text:style-name="P132">Я жила среди легенд,</text:p><text:p text:style-name="P132">Древней магии мистерий</text:p><text:p text:style-name="P132">Я прилежнейший студент</text:p><text:p text:style-name="P132"/><text:p text:style-name="P132">Обожаема народом,</text:p><text:p text:style-name="P132">Уважаема врагом,</text:p><text:p text:style-name="P132">Но друзей моих немного,</text:p><text:p text:style-name="P132">Гложет душу холодом</text:p><text:p text:style-name="P132"/><text:p text:style-name="P132">Одинока и печальна,</text:p><text:p text:style-name="P132">Недоступна и строга,</text:p><text:p text:style-name="P132">Потеряла изначальный</text:p><text:p text:style-name="P132">Смысл жизни навсегда</text:p><text:p text:style-name="P132"/><text:p text:style-name="P132">Жизнь моя теперь публична,</text:p><text:p text:style-name="P132">Жизнь моя теперь для всех,</text:p><text:p text:style-name="P132">В этом — горе, в этом — счастье,</text:p><text:p text:style-name="P132">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7"><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7">– Примерно такие. – расхохоталась Селестия. <text:span text:style-name="T11">– С</text:span>пасибо, мнет хоть инвалидное кресло не пририсовали!</text:p>
      <text:p text:style-name="P3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7">– <text:span text:style-name="T1">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7">Тия фыркнула.</text:p>
      <text:p text:style-name="P47"><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Тия подняла голову.</text:p>
      <text:p text:style-name="P4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7">Через некоторое время Тия осторожно высвободилась из-под меня и встала с постели. </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5"><text:span text:style-name="T11">–</text:span> А водку у вас принято пить?</text:p>
      <text:p text:style-name="P35"><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Тия что-то прикинула и наполнила её содержимым два бокала на полуметровых ножках.</text:p>
      <text:p text:style-name="P4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11">– Это ты называешь “дружбой”? – с </text:span>улыбкой хмыкнул<text:span text:style-name="T11"> я. – </text:span>Мне нравится твоё чувство юмора.</text:p>
      <text:p text:style-name="P47">Аликорница нахмурилась.</text:p>
      <text:p text:style-name="P47"><text:span text:style-name="T11">– </text:span>Тебе не нравится моя дружба? Ты не принимаешь её? Ты чем-то недоволен?</text:p>
      <text:p text:style-name="P47">Я расхохотался, чуть не поперхнувшись водой, плескавшейся у подбородка.</text:p>
      <text:p text:style-name="P47"><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7">– Макс,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Тия виновато закусила губу и отвернулась.</text:p>
      <text:p text:style-name="P3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7"><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7">– Макс… Я не смогу сделать тебя бессмертным… Мне очень жаль… Извини…</text:p>
      <text:p text:style-name="P37">Внезапно я осознал, насколько он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душу стужей.</text:p>
      <text:p text:style-name="P3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7">“...пожалуйста, останься...”</text:p>
      <text:p text:style-name="P37">Где этот чёртов носок?</text:p>
      <text:p text:style-name="P37">“...пойми, это эффект лазурного вина...”</text:p>
      <text:p text:style-name="P37">Джинсы узкие, блядь! На мокрое тело хрен натянешь...</text:p>
      <text:p text:style-name="P37">“...ох, я глупая...”</text:p>
      <text:p text:style-name="P37">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7">– <text:span text:style-name="T1">Норф!.. Эй, Норф! Ты где?..</text:span></text:p>
      <text:p text:style-name="P4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48">***</text:p>
      <text:p text:style-name="P3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7">…</text:p>
      <text:p text:style-name="P15"><text:span text:style-name="T49">– </text:span>“<text:span text:style-name="T1">Что я могу сделать, чтобы вернуть всё назад?</text:span>”</text:p>
      <text:p text:style-name="P15"><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9">– </text:span><text:span text:style-name="T35">Что бы это значило, Флер?</text:span></text:p>
      <text:p text:style-name="P15"><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p>
      <text:p text:style-name="P6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3">– Леди и джентльпони! Приём окончен! Её Высочество Принцесса Селестия будет рада видеть <text:s/>вас в следующую среду!</text:p>
      <text:p text:style-name="P6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36">– Привет, Селестия. – подчёркнуто нейтрально обратился я. – Как дела?</text:p>
      <text:p text:style-name="P36">– Привет… Макс. <text:s/>Не очень, мягко говоря.</text:p>
      <text:p text:style-name="P35"><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и мириться мне не хотелось.</text:p>
      <text:p text:style-name="P36">– Порадовать, к сожалению, нечем. Твой приятель, Норфолк Каррус, исчез. Судя по всему, во сне.</text:p>
      <text:p text:style-name="P36">– И Норф? О-о-о, нет!</text:p>
      <text:p text:style-name="P36">Селестия в отчаянии села на пол, прижав копыто к виску и опустошенно качая головой.</text:p>
      <text:p text:style-name="P3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6">Аликорница подняла голову и <text:span text:style-name="T1">удручённо</text:span> посмотрела на меня.</text:p>
      <text:p text:style-name="P3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6">– Может,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ок. Тогда она обрадуется следующей новости: я ухожу.</text:p>
      <text:p text:style-name="P37"><text:soft-page-break/>Селестия еле заметно дрогнула ушами. Она отвернулась и молча смотрела в окно, не выказывая эмоций.</text:p>
      <text:p text:style-name="P37">Я продолжил.</text:p>
      <text:p text:style-name="P3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А в мешочке что?</text:p>
      <text:p text:style-name="P3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7">–<text:span text:style-name="T1"> Отправляйся, Макс. Очень надеюсь на успех твоей миссии.</text:span></text:p>
      <text:p text:style-name="P47">Она повернулась и вышла из зала, почти подметая хвостом пол.</text:p>
      <text:p text:style-name="P37"/>
      <text:p text:style-name="P1"><text:span text:style-name="T45">&lt;</text:span><text:span text:style-name="T64">Mark Knopfler - </text:span><text:span text:style-name="T63">Hill Farmer's Blues</text:span><text:span text:style-name="T45">&gt;</text:span></text:p>
      <text:p text:style-name="P39">***</text:p>
      <text:p text:style-name="P37"/>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7">–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7">– Ма-а-ам, а со мной связан элементаль?</text:p>
      <text:p text:style-name="P57">–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7">–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7">Так возникли аликорны.</text:p>
      <text:p text:style-name="P5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57">Имя её было Селестия.</text:p>
      <text:p text:style-name="P57">За ней последовала и сестра её, <text:span text:style-name="T11">Луна</text:span>.</text:p>
      <text:p text:style-name="P5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7">То есть, всегда.</text:p>
      <text:p text:style-name="P57">Тут и сказке конец. А теперь, Эйприл, залазь на полку и закрывай глазки.</text:p>
      <text:p text:style-name="P57">– Ну ма-а-ам! Раскажи ещё что-нибудь! Про Сомбру!</text:p>
      <text:p text:style-name="P57">–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7">– А почему только тебя? А меня? А дядю-<text:span text:style-name="T75">мино</text:span>тавра?</text:p>
      <text:p text:style-name="P57">– <text:s/>Тебя забрать я ему не дам. А в дядю не тыкай копытом, это невежливо! Спи уже, моя маленькая!</text:p>
      <text:p text:style-name="P57"><text:soft-page-break/>– Поцелуй меня на ночь, мам!</text:p>
      <text:p text:style-name="P57">– Конечно, моя хорошая...</text:p>
      <text:p text:style-name="P57"/>
      <text:p text:style-name="P37">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8">&lt;https://www.youtube.com/watch?v=Py9SDdYGFrQ&gt;</text:p>
      <text:h text:style-name="Heading_20_2" text:outline-level="2">12. Понивилль</text:h>
      <text:p text:style-name="P37"/>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7">– Ты чт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 </text:p>
      <text:p text:style-name="P37">–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залеплю оплеуху. – мрачно процедила пони. – Мало того, что таращится,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Макс. Приятно было познакомиться, Эпплджек.</text:p>
      <text:p text:style-name="P37">Я повернулся было уходить.</text:p>
      <text:p text:style-name="P37">– Э-э-э… Макс?</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7">Я вернулся к прилавку.</text:p>
      <text:p text:style-name="P3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text:soft-page-break/>– Ну ты даёшь! – хмыкнула Эпплджек. – Даже не смешно.</text:p>
      <text:p text:style-name="P37">– Неужели штука?</text:p>
      <text:p text:style-name="P37">Поня<text:span text:style-name="T1">х</text:span>а выпрыгнула из-за прилавка и смерила меня долгим взглядом.</text:p>
      <text:p text:style-name="P3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7">Тут Эпплджек прервалась и что есть силы замахала кому-то:</text:p>
      <text:p text:style-name="P37">–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7">– Эпплджек! Сколько можно повторять: 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Макс.</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двадцать лет наблюдал в зеркале.</text:p>
      <text:p text:style-name="P3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text:soft-page-break/></text:p>
      <text:h text:style-name="Heading_20_2" text:outline-level="2">13. Библиотека Золотого Дуба</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единорожка смотрела на меня малость раздражённо. Фолиант с громким стуком хлопнулся на пол.</text:p>
      <text:p text:style-name="P3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35">“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Твайлайт аж затопала на месте.</text:p>
      <text:p text:style-name="P3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 И оборудовать подвал библиотеки бронекапсулой для безопасных испытаний!</text:p>
      <text:p text:style-name="P37"><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8">***</text:p>
      <text:p text:style-name="P37"/>
      <text:p text:style-name="P126"><text:tab/>Свеча отбрасывала мягкие тени на книжные полки. Спайк положил обглоданную кочерыжку на горку и принялся облизывать пальцы.</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6">«...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естественно.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7"><text:span text:style-name="T11">– Вот ещё! </text:span>– возмутился дракончик. – Никогда на такое не соглашусь!</text:p>
      <text:p text:style-name="P47"><text:soft-page-break/>–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7">– Ага, он был закладкой в четвёртом номере «PlayMare», в разделе «Тридцать две позы, которые удивят вашу френдпони».</text:p>
      <text:p text:style-name="P57">– Спайк! Немедленно ложись спать!</text:p>
      <text:p text:style-name="P57">– Уже иду. Кукурузу доем только и иду.</text:p>
      <text:p text:style-name="P57">– Кстати, а почему Индрэ считали одержимым?</text:p>
      <text:p text:style-name="P5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57">– Так у вас знают про людей? Вот это новость!. В Кантерлоте, да и в Понивилле все обращаются со мной, как с диковинкой.</text:p>
      <text:p text:style-name="P57"><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7">– Хм. Ясно.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7">– Так давай сюда весь Понивилль притащим! Это ж будет на 20% круче! Представляю себе видок Биг Мака в теле мисс Черили, гы-гы!</text:p>
      <text:p text:style-name="P4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7">–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7">Я уселась на пуфике, а подруги заняли места на матрасах…</text:p>
      <text:p text:style-name="P57"/>
      <text:p text:style-name="P57">– Спайк, будь добр, принеси дневник эксперимента. Он в подвале, за шкафом с ретортами, в...</text:p>
      <text:p text:style-name="P57">– В сейфе, я в курсе.</text:p>
      <text:p text:style-name="P57"/>
      <text:p text:style-name="P58">***</text:p>
      <text:p text:style-name="P75">&lt;Seal — Amazing <text:span text:style-name="T1">(T</text:span><text:span text:style-name="T11">hin White Duke Remix)</text:span>&gt;</text:p>
      <text:p text:style-name="P57">Дата: 12.04.1003 А.С.</text:p>
      <text:p text:style-name="P57">Эксперимент: заклинание Воплощения Индрэ</text:p>
      <text:p text:style-name="P57">Испытуемая: Эпплджек</text:p>
      <text:p text:style-name="P57">Синопсис: запись сна со слов испытуемой</text:p>
      <text:p text:style-name="P57">Замечания: замечаний нет</text:p>
      <text:p text:style-name="P57"/>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7"/>
      <text:p text:style-name="P57">Примечания: ПипБак? Стойло? Двойники?</text:p>
      <text:p text:style-name="P1"/>
      <text:p text:style-name="P2">***</text:p>
      <text:p text:style-name="P1"/>
      <text:p text:style-name="P57">Дата: 12.04.1003 А.С.</text:p>
      <text:p text:style-name="P57">Эксперимент: заклинание Воплощения Индрэ</text:p>
      <text:p text:style-name="P57">Испытуемая: Рэйнбоу Дэш</text:p>
      <text:p text:style-name="P57">Синопсис: описание пробуждения испытуемой</text:p>
      <text:p text:style-name="P57">Замечания: испытуемая отказалась дать описание сна. «Гы-гы... Фигасе... Человеки рулят...» <text:span text:style-name="T14">—</text:span><text:span text:style-name="T15"> </text:span><text:span text:style-name="T66">всё, что удалось от неё добиться.</text:span></text:p>
      <text:p text:style-name="P1"/>
      <text:p text:style-name="P21">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7">&lt;<text:span text:style-name="T65">d.notive — Talking Flight</text:span>&gt;</text:p>
      <text:p text:style-name="P57">Дата: 12.04.1003 А.С.</text:p>
      <text:p text:style-name="P57">Эксперимент: заклинание Воплощения Индрэ</text:p>
      <text:p text:style-name="P57">Испытуемая: Рэрити</text:p>
      <text:p text:style-name="P57"><text:soft-page-break/>Синопсис: запись сна со слов испытуемой</text:p>
      <text:p text:style-name="P57">Замечания: замечаний нет</text:p>
      <text:p text:style-name="P57"/>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1">Примечания: <text:span text:style-name="T48">чёрный экран?</text:span></text:p>
      <text:p text:style-name="P45"/>
      <text:p text:style-name="P48">***</text:p>
      <text:p text:style-name="P47"/>
      <text:p text:style-name="P57">Дата: 12.04.1003 А.С.</text:p>
      <text:p text:style-name="P57">Эксперимент: заклинание Воплощения Индрэ</text:p>
      <text:p text:style-name="P57">Испытуемая: Пинки Пай</text:p>
      <text:p text:style-name="P57">Синопсис: описание пробуждения испытуемой</text:p>
      <text:p text:style-name="P57">Замечания: испытуемая отказалась дать описание сна.</text:p>
      <text:p text:style-name="P57"/>
      <text:p text:style-name="P5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7"/>
      <text:p text:style-name="P57">Примечания: через месяц волосы Пинки пришли в обычное состояние, хотя при встрече с Рэйнбоу Дэш она по прежнему прячет глаза.</text:p>
      <text:p text:style-name="P57"/>
      <text:p text:style-name="P58">***</text:p>
      <text:p text:style-name="P57"/>
      <text:p text:style-name="P57">Дата: 12.04.1003 А.С.</text:p>
      <text:p text:style-name="P57">Эксперимент: заклинание Воплощения Индрэ</text:p>
      <text:p text:style-name="P57"><text:soft-page-break/>Испытуемая: Флаттершай</text:p>
      <text:p text:style-name="P57">Синопсис: описание пробуждения испытуемой</text:p>
      <text:p text:style-name="P5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7"/>
      <text:p text:style-name="P57">* Примечания: при виде кексиков истерика случилась с Пинки Пай.</text:p>
      <text:p text:style-name="P57"/>
      <text:p text:style-name="P2">***</text:p>
      <text:p text:style-name="P1"/>
      <text:p text:style-name="P21">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6"/>
      <text:h text:style-name="Heading_20_2" text:outline-level="2">14. Знакомство с 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вернулся к письму.</text:p>
      <text:p text:style-name="P57"/>
      <text:p text:style-name="P57">Привет, Сел (несмотря ни на что, мне всё же хочется называть тебя так).</text:p>
      <text:p text:style-name="P57">У меня есть прорыв по расследованию! Твайлайт Спаркл вышла на Откровение с помощью заклинания <text:span text:style-name="T27">&lt;&gt;</text:span>. Оно непосредственно связано с Чёрным Экраном. Эта дрянь таки жрёт пони, как и говорил Агамемнон. Посылаю тебе дневник эксперимента, это лучше всяких словесных описаний.</text:p>
      <text:p text:style-name="P47"/>
      <text:p text:style-name="P47">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7"/>
      <text:p text:style-name="P57">К сожалению, Луна запретила Твайлайт дальнейшие эксперименты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7"><text:soft-page-break/>Кроме того, Твайлайт сожгла кучу оборудования, что обусловило невозможность дальнейших исследований физически.</text:p>
      <text:p text:style-name="P57"/>
      <text:p text:style-name="P47">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передние ноги прямо на моё письмо! Разумеется, чернила не успели просохнуть! Разумеется, теперь свиток украшал чернильный отпечаток копыта! 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ответ я.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Чудо-Молнию,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text:soft-page-break/></text:p>
      <text:p text:style-name="P57">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7"/>
      <text:p text:style-name="P47">БАЦ!</text:p>
      <text:p text:style-name="P47">Бутылка с пивом шлёпнулась прямо по центру свитка. Брызнувшие во все стороны тучи мелких клякс не оставля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пивными бутылками «шедевр»! А ведь переписывать его я не собираюсь, с меня довольно этого мучения с пером!</text:p>
      <text:p text:style-name="P47">Смех рвался наружу мощым потоком, я просто ухахатывался, упав на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Вот чёрт!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Эмм. Так мы идём к Зекоре, или нет? Я думал, ты хотела помочь.</text:p>
      <text:p text:style-name="P47"><text:soft-page-break/>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подошёл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7"/>
      <text:p text:style-name="P38">***</text:p>
      <text:p text:style-name="P37"/>
      <text:p text:style-name="P37">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7">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text:soft-page-break/>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зеброй. Со стены прямо над зеброй на меня смотрела деревянная маска нахмуренного божка с торчащими из-под толстых губ клыками.</text:p>
      <text:p text:style-name="P47">– Я ищу любую информацию про Больш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text:soft-page-break/>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 кто придёт в Конце Времён. Значит, я чувствовала правильно, они действительно наступили. – Зебра нашла нужную страницу и стала читать.</text:p>
      <text:p text:style-name="P57"/>
      <text:p text:style-name="P57">«…Старый Свамбе говорит вам, маленькие иго-го, и вам, взрослые воины Нзака, и вам <text:span text:style-name="T59">—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7"/>
      <text:p text:style-name="P47">Зекора захлопнула книгу.</text:p>
      <text:p text:style-name="P47">– Это всё, что я могу сказать тебе, Тот-Кого-Нет.</text:p>
      <text:p text:style-name="P47">Бля! И ради этого я тащился сюда посреди ночи?</text:p>
      <text:p text:style-name="P47">– Бред какой-то! – мне эти полунамёки порядком поднадоели и я решил не церемониться. – Какой ещё «Нзака», какой ещё «Мбоно», какие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 Кого Нет?</text:p>
      <text:p text:style-name="P47">В темноте сверкнула белозубая улыбка зебры.</text:p>
      <text:p text:style-name="P47">– Потому что, когда я смотрю на него,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text:soft-page-break/>– Да ладно, Анон, чего уж там. – засмущалась пегаска. – Друзья иначе и не поступают. <text:span text:style-name="T66">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сиреневый глаз и фыркнула.</text:p>
      <text:p text:style-name="P47">–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lt;<text:span text:style-name="T57">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text:soft-page-break/>–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твоим другом?</text:p>
      <text:p text:style-name="P47">Аликорница тихо засмеялась, защекотав мне ухо.</text:p>
      <text:p text:style-name="P4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text:soft-page-break/>– Уже бегу!</text:p>
      <text:p text:style-name="P47">Одевая штаны, я попрыгал к двери на одной ноге. На пороге стояла серая пегаска с косящим взглядом.</text:p>
      <text:p text:style-name="P47">– Привет, Макс.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4">—</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Индрэ...</text:p>
      <text:p text:style-name="P47"><text:soft-page-break/></text:p>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88"><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0"><text:soft-page-break/><text:span text:style-name="T11">– </text:span>Ты?!</text:p>
      <text:p text:style-name="P9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0"><text:span text:style-name="T11">– М</text:span>ожет тогда, ты скажешь, что в нём пошло не так и почему к вам попал я, а не сверхаликорн?</text:p>
      <text:p text:style-name="P90"><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9">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35"><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5"><text:span text:style-name="T11">– </text:span><text:span text:style-name="T1">Хм. Нет.</text:span></text:p>
      <text:p text:style-name="P35"><text:span text:style-name="T11">– </text:span><text:span text:style-name="T1">А друзья?</text:span></text:p>
      <text:p text:style-name="P35"><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5">.</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oft-page-break/>«<text:span text:style-name="T31">Чужестранец-примат разбил сердце нашей обожаемой Селестии! Двор в отчаянии </text:span><text:span text:style-name="T14">—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text:soft-page-break/>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6">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6">объявляла вывеска.</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7"><text:span text:style-name="T11">–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Хм, а эта пони не из разговорчивых. Ну ладно.</text:p>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А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lt;<text:span text:style-name="T27">Мне Дэш сказала, что к нам приехал офигенский человек-Анон из Кантерлота, и он ходит на двух ногах и прикольно чешет спинку</text:span>&gt;</text:p>
      <text:p text:style-name="P43"/>
      <text:p text:style-name="P43"/>
      <text:p text:style-name="P49"><text:soft-page-break/>Это моя пинки-чуйка! Она вернулась!! И поэтому я знаю, что тебя зовут Макс, и ты программист, и тебе <text:span text:style-name="T27">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pan text:style-name="T11">– </text:span>Эт-то ты наззваешь ссуфер-ддуфер-ссильн...?</text:p>
      <text:p text:style-name="P4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66">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11">– </text:span>Эммм... Скажи-ка мне, мой друг П-п-пинки... Легенда про фаэри <text:span text:style-name="T15">— </text:span><text:span text:style-name="T66">эт правда?</text:span></text:p>
      <text:p text:style-name="P47"><text:span text:style-name="T15">– </text:span><text:span text:style-name="T66">Какая из? Их много, вообще-то. Ик!</text:span></text:p>
      <text:p text:style-name="P47"><text:span text:style-name="T15">– </text:span><text:span text:style-name="T66">Про принцесс. Про то, что они фаэри, спустившиеся с неба во плоти, чтоб помогать пони управлять Эквестрией?</text:span></text:p>
      <text:p text:style-name="P47"><text:soft-page-break/><text:span text:style-name="T15">– </text:span><text:span text:style-name="T66">Макс, </text:span><text:span text:style-name="T15">– </text:span><text:span text:style-name="T66">захихикала Пинки, взъерошив копытами розовые кудряшки и попытавшись соорудить из них бороду, </text:span><text:span text:style-name="T15">– </text:span><text:span text:style-name="T6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7"><text:span text:style-name="T15">– </text:span><text:span text:style-name="T66">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66">Ты что-о-о! Нельзя любить фаэри! Она похитит твоё сердце, и ты будешь искать её, пока не... </text:span><text:span text:style-name="T15">– </text:span><text:span text:style-name="T66">Пинки погрузилась в так и не съеденный салат «по-Кантерлотски» и захрапела.</text:span></text:p>
      <text:p text:style-name="P47"><text:span text:style-name="T15">– </text:span><text:span text:style-name="T66">Пока не умру?</text:span></text:p>
      <text:p text:style-name="P47"><text:span text:style-name="T15">– </text:span><text:span text:style-name="T66">Нет, глупенький, </text:span><text:span text:style-name="T15">– </text:span><text:span text:style-name="T66">пробулькала Пинки из миски. </text:span><text:span text:style-name="T15">– </text:span><text:span text:style-name="T66">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text:soft-page-break/>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пони деваются? И куда пропала Скуталу?</text:p>
      <text:p text:style-name="P50"><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0">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text:soft-page-break/>От кого: Кантерлот, Дворец, Королевский Секретариат Её Высочества, Дневной Главы Диархии, Принцессы Селестии.</text:p>
      <text:p text:style-name="P47"/>
      <text:p text:style-name="P59">Приветствую тебя, мой маленький человек!</text:p>
      <text:p text:style-name="P59">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text:p>
      <text:p text:style-name="P59">Чудесно,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59">И, 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59"><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59"><text:soft-page-break/>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5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9">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9">«<text:span text:style-name="T11">P.S. Н</text:span>е гневите мироздание воровством! <text:span text:style-name="T31">Обмен рулит</text:span>!»</text:p>
      <text:p text:style-name="P5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9">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59"/>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7"/>
      <text:h text:style-name="Heading_20_2" text:outline-level="2">16. Мэйнхэттен</text:h>
      <text:p text:style-name="P80">ZZ Top – Gimme all your lovin</text:p>
      <text:p text:style-name="P80">Mothley Crue – Kick Start My Heart</text:p>
      <text:p text:style-name="P50"><text:span text:style-name="T11">– </text:span>Попробуй ещё раз. Может, сбой соединения.</text:p>
      <text:p text:style-name="P50"><text:soft-page-break/>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 на одной не остановлюсь. <text:span text:style-name="T11">– </text:span>П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 им быть убранными, когда на двух работающих пони целая толпа бездельников!</text:p>
      <text:p text:style-name="P50"><text:soft-page-break/>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text:p>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1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text:soft-page-break/>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p>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soft-page-break/>***</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1">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0"><text:span text:style-name="T11">– </text:span>Удостоверение личности предъявлять? <text:span text:style-name="T11">– </text:span>осведомился я.</text:p>
      <text:p text:style-name="P50"><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0"><text:soft-page-break/>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oft-page-break/><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text:span>Макс,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text:soft-page-break/>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телекинетическом поле перед единорожкой как некий диковинный экспонат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text:soft-page-break/>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0"><text:span text:style-name="T11">– </text:span>ОГО!</text:p>
      <text:p text:style-name="P50">Единорожка аж уселась на крыльцо от удивления.</text:p>
      <text:p text:style-name="P50"><text:span text:style-name="T11">– </text:span>Представлем себе, ЧТО вы скрываете, если ты готова на ТАКОЕ! Признаюсь, вам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40"/>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1">– </text:span>Стой! Что ты там сказала о Селестии?</text:p>
      <text:p text:style-name="P50">Трикси молча левитировала мне газеты с трюмо.</text:p>
      <text:p text:style-name="P50">…</text:p>
      <text:p text:style-name="P50">Фак! Фак-фак-фак!!!</text:p>
      <text:p text:style-name="P50">«<text:span text:style-name="T31">Исчезновение дневной главы диархии: Эквестрия в панике!</text:span>» (статья двухдневной давности).</text:p>
      <text:p text:style-name="P50">«<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0"><text:soft-page-break/>«<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0">«<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0">«<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0"><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0">–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0">Я зажал голову в ладонях и застонал, покачиваясь из стороны в сторону.</text:p>
      <text:p text:style-name="P50"><text:span text:style-name="T11">– </text:span>Макс?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7"/>
      <text:p text:style-name="P5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0">Дерьмо! Слишком много «если» и «может быть»!</text:p>
      <text:p text:style-name="P50"><text:soft-page-break/>Трижды дерьмо!!! Я забыл, что для проведения эксперимента, нам нужна помощь Селестии!</text:p>
      <text:p text:style-name="P50"/>
      <text:p text:style-name="P65"><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0"/>
      <text:p text:style-name="P50">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0">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0">Что ж, вполне привычное для меня состояние. Последний месяц был просто ярким фантастически-нереальным исключением из правила.</text:p>
      <text:p text:style-name="P25">МУ-ХА-ХА!</text:p>
      <text:p text:style-name="P25">Кажется, я знаю, как показать фак провидению! <text:span text:style-name="T11">Show must go on!</text:span></text:p>
      <text:p text:style-name="P50">Я улыбнулся и помахал пегаске рукой, показывая, что в норме. Дэш облегчённо выдохнула.</text:p>
      <text:p text:style-name="P40">– <text:span text:style-name="T1">Так что, мы свободны? </text:span>– <text:span text:style-name="T1">спросил я, поднимаясь с пола.</text:span></text:p>
      <text:p text:style-name="P40">– <text:span text:style-name="T1">О, да! Великая и могучая Трикси держит слово!</text:span></text:p>
      <text:p text:style-name="P50">Единорожка задумалась и продолжила:</text:p>
      <text:p text:style-name="P40"><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8">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7"/>
      <text:h text:style-name="Heading_20_2" text:outline-level="2">17. <text:span text:style-name="T1">Деградация</text:span></text:h>
      <text:p text:style-name="P40">&lt;<text:span text:style-name="T73">David Bowie - Lets Dance/ Ashes To Ashes</text:span></text:p>
      <text:p text:style-name="P40"><text:span text:style-name="T73">Roxette – Queen of rain</text:span>&gt;</text:p>
      <text:p text:style-name="P50">– Ы! Ы! Ы! Ы! Ы!</text:p>
      <text:p text:style-name="P50">Дэш стучала лбом о сосну с такой силой, что на неё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у тебя только одна пара ног для упора! Не сердись!</text:p>
      <text:p text:style-name="P50">Я покровительно похлопал пегаску по шее.</text:p>
      <text:p text:style-name="P50">–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text:soft-page-break/>–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Макс, залазь в фургон. Там впереди какой-то посёлок. Купим еды и узнаем новости.</text:p>
      <text:p text:style-name="P50"/>
      <text:p text:style-name="P51">***</text:p>
      <text:p text:style-name="P50"/>
      <text:p text:style-name="P50">Три дня спустя…</text:p>
      <text:p text:style-name="P50"/>
      <text:p text:style-name="P50">«<text:span text:style-name="T31">Добро пожаловать в Груммингтон! Вам здесь рады!</text:span></text:p>
      <text:p text:style-name="P50"><text:span text:style-name="T31">Население города </text:span><text:span text:style-name="T74">302 пони</text:span><text:span text:style-name="T31">.</text:span></text:p>
      <text:p text:style-name="P50"><text:span text:style-name="T74">250 пони</text:span><text:span text:style-name="T31">.</text:span></text:p>
      <text:p text:style-name="P50"><text:span text:style-name="T74">125 поней</text:span><text:span text:style-name="T31">.</text:span></text:p>
      <text:p text:style-name="P50"><text:span text:style-name="T31">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text:span text:style-name="T25">...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5">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5">Дружба </text:span><text:span text:style-name="T40">—</text:span><text:span text:style-name="T25"> </text:span><text:span text:style-name="T3">э</text:span><text:span text:style-name="T25">то, </text:span><text:span text:style-name="T76">так её </text:span><text:span text:style-name="T3">разэтак</text:span><text:span text:style-name="T76">,</text:span><text:span text:style-name="T25"> магия!</text:span><text:span text:style-name="T59">»</text:span></text:p>
      <text:p text:style-name="P50"/>
      <text:p text:style-name="P50">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0"><text:soft-page-break/>Пегаска фейсхуфнула.</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Судя по площади крыльев, пегасы держатся в воздухе, в основном, за счёт магии.</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Макс?</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что бы ни случилось. Обещаю тебе.</text:p>
      <text:p text:style-name="P50">Пегаска утешилась и замерла, глядя в огонь.</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Макс? Расскажи какую-нибудь сказку на ночь? Что-то спать не хочется.</text:p>
      <text:p text:style-name="P50"><text:soft-page-break/>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text:soft-page-break/>–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text:p>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74">37 пни</text:span></text:p>
      <text:p text:style-name="P68">24пн</text:p>
      <text:p text:style-name="P68">15</text:p>
      <text:p text:style-name="P50"><text:span text:style-name="T31">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0">«<text:span text:style-name="T31">Добро пожаловать в Груммингтон! Вам здесь рады!</text:span></text:p>
      <text:p text:style-name="P50"><text:span text:style-name="T31">Население города </text:span><text:span text:style-name="T74">302 пони</text:span><text:span text:style-name="T31">.</text:span></text:p>
      <text:p text:style-name="P50"><text:span text:style-name="T74">250 пони</text:span><text:span text:style-name="T31">.</text:span></text:p>
      <text:p text:style-name="P50"><text:span text:style-name="T74">125 поней</text:span><text:span text:style-name="T31">.</text:span></text:p>
      <text:p text:style-name="P50"><text:span text:style-name="T31">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Макс! Оглянись! – тревожно воскликнула Дэш у меня за спиной.</text:p>
      <text:p text:style-name="P50"><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span text:style-name="T11">&lt;</text:span><text:span text:style-name="T58">Metallica-Enter Sandman</text:span><text:span text:style-name="T11">&gt;</text:span></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Макс,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8. Филлидельфия</text:h>
      <text:p text:style-name="P40">&lt;<text:span text:style-name="T57">Kiss – I Was Made For Lovin’ You</text:span>&gt;</text:p>
      <text:p text:style-name="P5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Я поднял кусок газеты, прибитый ветром к ограждению и быстро пробежался по заголовкам.</text:p>
      <text:p text:style-name="P50">«<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oft-page-break/><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0">–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text:soft-page-break/>–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0">– Бггг! – <text:s/>заржала пегаска. – Макс,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насупилась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первые видя его.</text:p>
      <text:p text:style-name="P50">– Ты имеешь ввиду, что тебе утром некому сказать: «Привет, хорошего дня»?</text:p>
      <text:p text:style-name="P50">– Да, примерно это я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text:p>
      <text:p text:style-name="P50">– Макс! В Эквестрии у тебя всегда будут друзья, что бы ни случилось!</text:p>
      <text:p text:style-name="P50">Я растроганно обнял пегаску и погладил её по шее.</text:p>
      <text:p text:style-name="P50">– Спасибо, Дэш. Это просто здорово!</text:p>
      <text:p text:style-name="P50">…</text:p>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пегаски мимо ушей и продолжил паковать рюкзак.</text:p>
      <text:p text:style-name="P50"/>
      <text:p text:style-name="P52">&lt;<text:span text:style-name="T27">Добавить подбор снаряги. Всю снарягу потом выкинет Дэш</text:span>&gt;</text:p>
      <text:p text:style-name="P52"/>
      <text:p text:style-name="P50">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купишь ей новый.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емьдесят килограмм. – больший из двух котелков отправился в провал.</text:p>
      <text:p text:style-name="P50">– Я могу тянуть тебя, когда ты весишь восемьдесят килограмм. – две трети наших запасов картошки и ухнули следом.</text:p>
      <text:p text:style-name="P50">– Я могу тащить тебя, даже когда ты весишь девяносто! – насос и запасное колесо к самокату улетели туда же.</text:p>
      <text:p text:style-name="P50"><text:soft-page-break/>– Но мы не договаривались, что ты будешь весить под сто десять только потому, что дорвался до бесплатных магазинов! Лягать, это уже слишком!</text:p>
      <text:p text:style-name="P50">– Погоди, Дэш, консервы-то не выкидывай! Ты ж сама говорила, что только-только размялась и всё такое. <text:span text:style-name="T75">И магазин</text:span>ы вовсе<text:span text:style-name="T75"> не </text:span>бесплатные<text:span text:style-name="T75"> <text:s/></text:span>— я оставлял там деньги — последние, кстати. Дай, я сам отберу припасы...</text:p>
      <text:p text:style-name="P50">…</text:p>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soft-page-break/>…</text:p>
      <text:p text:style-name="P50"/>
      <text:p text:style-name="P60">Сияние. <text:span text:style-name="T75">Оно п</text:span>овсюду. <text:span text:style-name="T75">Нет верха и низа, нет направлений и расстояний. Нет м</text:span>ыслей. Нет чувств. Нет времени. Есть только бесконечное сияние.</text:p>
      <text:p text:style-name="P60"><text:s/>В какой-то момент пришло осознание.</text:p>
      <text:p text:style-name="P6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0">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0">– Док, позавчерашний приходит в сознание!</text:p>
      <text:p text:style-name="P60">– Следи за давлением.</text:p>
      <text:p text:style-name="P60">В поле зрения появляется предмет. Сквозь ресницы видны только его расплывчатые очертания. Предмет движется, проводя какие-то манипуляции.</text:p>
      <text:p text:style-name="P60">Я открываю глаза и вижу фигуру в голубом.</text:p>
      <text:p text:style-name="P6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0">– Больной, как вы себя чувствуете? Вы можете назвать своё имя?</text:p>
      <text:p text:style-name="P60">Я закрываю глаза и пытаюсь вспомнить.</text:p>
      <text:p text:style-name="P6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0">Я вспомнил почти всё. Моё имя? Осталось вспомнить имя. Меня зовут...</text:p>
      <text:p text:style-name="P60">– Ма-а-акс! Ма-а-акс! Ма-а-акс!</text:p>
      <text:p text:style-name="P6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0">Я открываю глаза и вижу фигуру в голубом.</text:p>
      <text:p text:style-name="P60"/>
      <text:p text:style-name="P50">…</text:p>
      <text:p text:style-name="P50"/>
      <text:p text:style-name="P50">Сознание с трудом возвращалось в гудевшую <text:span text:style-name="T7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text:soft-page-break/>– Ма-а-акс! Ма-а-акс!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Макс?!!</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75">А т</text:span>ы вставать не хотел! Я очень-очень испугалась. <text:span text:style-name="T75">Всё-таки, д</text:span>урацкая это была затея с самокатом! Если бы можно было вернуться к фургону!</text:p>
      <text:p text:style-name="P50">–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упёршись своим носом в мой.</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Дискордовы яйца!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схватилась за голову.</text:p>
      <text:p text:style-name="P50"><text:soft-page-break/><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2">о такие… гм… заклинания. Ты </text:span><text:span text:style-name="T42">пишешь</text:span><text:span text:style-name="T52">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И у</text:span> нас совсем нет магии.</text:p>
      <text:p text:style-name="P50"><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5">матюков мне</text:span> удалось замазать самые большие щели. За тестовый<text:span text:style-name="T75"> </text:span>получасовый заплыв<text:span text:style-name="T75"> </text:span>в лодку набралось всего две банки воды.</text:p>
      <text:p text:style-name="P52">– Ну что, отправляемся? – Дэш свеслилась с носа, глядя в зеленоватую воду. – Как лодку назовёшь, кэп?</text:p>
      <text:p text:style-name="P52">– «Две банки». – буркнул я.</text:p>
      <text:p text:style-name="P41"/>
      <text:p text:style-name="P41">…</text:p>
      <text:p text:style-name="P41">&lt;<text:bookmark text:name="eow-title"/><text:span text:style-name="T63">Haddaway - What is love </text:span>&gt;</text:p>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text:soft-page-break/>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2">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2">– Макс.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75">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75">н жил с пони! И они </text:span>офигенски <text:span text:style-name="T75">любили друг друга! И у них </text:span>был<text:span text:style-name="T75"> </text:span>офигенский <text:span text:style-name="T75">секс! </text:span>И это было круто!<text:span text:style-name="T75">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text:soft-page-break/>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text:span><text:span text:style-name="T27">Макс! Я </text:span><text:span text:style-name="T29">— </text:span><text:span text:style-name="T27">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1">–</text:span> <text:span text:style-name="T1">с</text:span>командовала Дэш.</text:p>
      <text:p text:style-name="P1"><text:soft-page-break/><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8">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8">. Я не могу навязать тебе своих чувств... 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1"><text:soft-page-break/>– <text:span text:style-name="T1">Дэш… Ты же понимаешь, что я не люблю тебя?</text:span></text:p>
      <text:p text:style-name="P41">–<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7">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41">&lt;<text:span text:style-name="T57">Mothley Crue – Cickstart my heart</text:span>&gt;</text:p>
      <text:p text:style-name="P52">«<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ё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2"><text:soft-page-break/>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text:p>
      <text:p text:style-name="P52"><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е-вжик!</text:p>
      <text:p text:style-name="P52">Лоскутья одежды полетели на пол. Я лежал на столе как новорождённый и орал соответственно.</text:p>
      <text:p text:style-name="P52"><text:span text:style-name="T11">– О</text:span>у! <text:span text:style-name="T75">Что-то новенькое! </text:span>Это надо задокументировать.</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75">Т</text:span>ы собираешься устроить филиал порнхаба для пони-извращенцев?</text:p>
      <text:p text:style-name="P52"><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oft-page-break/><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2"/>
      <text:p text:style-name="P42">***</text:p>
      <text:p text:style-name="P42"/>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М</text:span>акс?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1">– </text:span>Итак, мы:</text:p>
      <text:p text:style-name="P52">а) Имеем резонаторные рубины для ускорителя.</text:p>
      <text:p text:style-name="P52">б) После исчезновения принцессы Селестиии, не имеем <text:s/>возможности контролировать усиленное ускорителем <text:s/>заклинание Индрэ.</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text:span>Макс,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в лавку к Кейкам за выпечкой! Нам всем нужно успокоиться.</text:p>
      <text:p text:style-name="P52"><text:span text:style-name="T11">– </text:span>Уже бегу!</text:p>
      <text:p text:style-name="P52"/>
      <text:p text:style-name="P53">***</text:p>
      <text:p text:style-name="P52"/>
      <text:p text:style-name="P52"><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всё просчитано. Я уверена, я подчёркиваю, абсолютно уверена в безопасности эксперимента!</text:p>
      <text:p text:style-name="P52"><text:span text:style-name="T11">– </text:span>Ой, чего-то мне нехорошо становится, когда ты так говоришь...</text:p>
      <text:p text:style-name="P52"><text:span text:style-name="T11">–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text:span text:style-name="T1">Большое Откровение</text:span></text:h>
      <text:p text:style-name="P41">&lt;<text:span text:style-name="T57">Mission Impossible theme</text:span>&gt;</text:p>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хожу провал.</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1"><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7">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Я тяну ручку двери на верхней площадке. Сильный сквозняк чуть не сбивает меня с ног: ветер задувает в<text:span text:style-name="T75"> </text:span>покои Луны<text:span text:style-name="T75"> </text:span>через открытые балконные двери<text:span text:style-name="T75">.</text:span></text:p>
      <text:p text:style-name="P52"><text:soft-page-break/>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Как я помню,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И, как финальная насмешка, ты увидишь гибель всего, что Нам дорого?! Не бывать этому! ПОШЁЛ ВОН!!!</text:p>
      <text:p text:style-name="P52"><text:soft-page-break/>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звёздную сине-зелёную мглу.</text:p>
      <text:p text:style-name="P52"/>
      <text:p text:style-name="P52">…</text:p>
      <text:p text:style-name="P41"/>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5">её </text:span>расплываются. Она исчезает, не дойдя до экрана.</text:p>
      <text:p text:style-name="P66">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2">Я ВИЖУ!!! ПРОКЛЯТЬЕ, КАК ВСЁ ПРОСТО!!!</text:p>
      <text:p text:style-name="P52">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2"><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Пегаска приветственно машет копытом.</text:p>
      <text:p text:style-name="P26"><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6"/>
      <text:p text:style-name="P53">***</text:p>
      <text:p text:style-name="P53"/>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что? Увидел ч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Макс,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text:p>
      <text:p text:style-name="P52">Ожидание сменилось недоумением. Рэйнбоу Дэш насмешливо скривила губы.</text:p>
      <text:p text:style-name="P52"><text:span text:style-name="T11">– </text:span>Да ладно! Кончай прикалываться,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ою голову и прижалась нос к носу.</text:p>
      <text:p text:style-name="P52"><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что за нечисть тут орудует!</text:p>
      <text:p text:style-name="P52"><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5">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75">Допустим, кот бессмертен. Также допустим, что кот з</text:span>аколдован<text:span text:style-name="T75"> </text:span>отложенным <text:span text:style-name="T75">заклятие</text:span>м<text:span text:style-name="T75"> Стирания, которое сработает, если кто-то откроет ящик</text:span>. <text:span text:style-name="T75">То есть, п</text:span>ри открытии<text:span text:style-name="T75"> ящик</text:span>а<text:span text:style-name="T75"> кот исчезнет из </text:span>бытия<text:span text:style-name="T75">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oft-page-break/><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чешь сказать, что мы все — навроде этого кота, а Макс боится открыть ящик? Чтоб мы не исчезли окончательно?</text:p>
      <text:p text:style-name="P52"><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Макс,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2"><text:span text:style-name="T11">– </text:span>Макс, беги!!!</text:p>
      <text:p text:style-name="P52"><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text:p>
      <text:p text:style-name="P52"><text:span text:style-name="T11">–</text:span> Что? Мы не ослышались? ТЫ СМЕЕШЬ МЕШАТЬ НАМ?!!</text:p>
      <text:p text:style-name="P52">Нас опять потащило к Луне. Дэш подпёрла голову копытом и скорчила скучающую мину.</text:p>
      <text:p text:style-name="P52"><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7">Добавить в главы с Твайлайт её попытки заигрывания с Максом</text:span><text:span text:style-name="T11">&gt;</text:span></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text:soft-page-break/>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 <text:span text:style-name="T11">– </text:span>возопило моё малое сознание.</text:p>
      <text:p text:style-name="P52"><text:span text:style-name="T11">– </text:span>Эмм… Зачем?</text:p>
      <text:p text:style-name="P52"><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text:soft-page-break/>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2">Аликорница вернулась на место, воссоединившись с двойником.</text:p>
      <text:p text:style-name="P52"><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2"><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Что она знает о нас с Селли?</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text:p>
      <text:p text:style-name="P47">Луна бросила на меня тяжёлый взгляд.</text:p>
      <text:p text:style-name="P50"><text:span text:style-name="T20">–</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text:soft-page-break/>Тревожная догадка окончательно сковала морозом душу.</text:p>
      <text:p text:style-name="P50"><text:span text:style-name="T20">–</text:span> А другие? Они тоже… давали мне потому, что считали меня последним шансом?</text:p>
      <text:p text:style-name="P50">У аликорницы отвалилась челюсть.</text:p>
      <text:p text:style-name="P50"><text:span text:style-name="T20">–</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139"><text:span text:style-name="T16">–</text:span> А ты живчик. <text:span text:style-name="T16">–</text:span> удивлённо заметила Луна и нахмурилась.</text:p>
      <text:p text:style-name="P139"><text:span text:style-name="T16">– </text:span><text:span text:style-name="T17">Я не виноват. – буркнул я. – Селестия вылечила меня от кучи болячек. У меня начался спермотоксикоз.</text:span></text:p>
      <text:p text:style-name="P139"><text:span text:style-name="T16">– </text:span><text:span text:style-name="T17">Что?!! – с недоверием воскликнула Луна. – Сестра никогда не умела лечить. И </text:span><text:span text:style-name="T19">сейчас </text:span><text:span text:style-name="T17">не умеет </text:span><text:span text:style-name="T68">— иначе Мы бы знали. Мало кто владеет магией целительства, </text:span><text:span text:style-name="T70">и Сестра не из их числа</text:span><text:span text:style-name="T68">.</text:span></text:p>
      <text:p text:style-name="P139"><text:span text:style-name="T16">– </text:span><text:span text:style-name="T17">Очень мне надо тебе врать! – возмутился я. – Сел исцелила меня в Кантерлоте с помощью заместительной терапии.</text:span></text:p>
      <text:p text:style-name="P145"><text:span text:style-name="T17">Л</text:span><text:span text:style-name="T16">уна вскинула копыто к голове и закатила глаза.</text:span></text:p>
      <text:p text:style-name="P140"><text:span text:style-name="T16">– </text:span><text:span text:style-name="T17">О небо! </text:span><text:span text:style-name="T18">Т</text:span><text:span text:style-name="T17">еперь Мы понимаем, почему </text:span><text:span text:style-name="T18">она</text:span><text:span text:style-name="T17"> так ослабела! </text:span><text:span text:style-name="T18">Как это в стиле Сестры </text:span><text:span text:style-name="T68">— </text:span><text:span text:style-name="T69">она готова отпилить себе крыло, дабы не заслонять для кого-то солнце!</text:span></text:p>
      <text:p text:style-name="P140"><text:span text:style-name="T16">– </text:span><text:span text:style-name="T18">Ты о чём? – не понял я. – Какое ещё, к дискорду, крыло? Почему она ослабела?</text:span></text:p>
      <text:p text:style-name="P146"><text:span text:style-name="T16">Луна молча стояла с закрытыми глазами, горестно покачиваясь на ногах взад-вперёд. “Глупая, глупая Сел!” – расслышал я из её бормотания.</text:span></text:p>
      <text:p text:style-name="P146"><text:span text:style-name="T16">Наконец, Луна снизошла ко мне с объяснением.</text:span></text:p>
      <text:p text:style-name="P141"><text:span text:style-name="T18">– </text:span><text:span text:style-name="T19">Заместительная терапия </text:span><text:span text:style-name="T68">— </text:span><text:span text:style-name="T70">никакое не целительство.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147"><text:span text:style-name="T70">Я </text:span><text:span text:style-name="T67">был оглушён признанием Луны. Груз вины почти осязаемо давил на плечи. Ко всем несчастьям, что я принёс в мир пони, добавилось ещё одно. </text:span><text:span text:style-name="T71">Шикарно, Анон! Осталось только помочь пони изобрести атомную бомбу, желательно сразу в двух конкурирующих государствах!</text:span></text:p>
      <text:p text:style-name="P148"><text:span text:style-name="T16">Луна вздохнула и повернулась ко мне.</text:span></text:p>
      <text:p text:style-name="P139"><text:span text:style-name="T16">–</text:span> <text:span text:style-name="T99">Хоть ты и не заслужил этого, примат, но с мо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text:span> действуют <text:span text:style-name="T99">исключительно </text:span>по своей воле и предпочтениям. <text:span text:style-name="T100">Пони умеют любить.</text:span></text:p>
      <text:p text:style-name="P47">Аликорница фыркнула.</text:p>
      <text:p text:style-name="P47"><text:span text:style-name="T16">– </text:span><text:span text:style-name="T67">И вот что! Чтобы сразу определиться: когда Мы говорили про плодотворное сотрудничество, Мы не имели в виду сотрудничество в </text:span><text:span text:style-name="T71">Э</text:span><text:span text:style-name="T67">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2"><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text:soft-page-break/>Я удивлённо воззрился на аликорницу.</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4" text:outline-level="2"><text:span text:style-name="T1">22</text:span>. <text:span text:style-name="T1">Лучший</text:span> Гранд Галопин<text:span text:style-name="T1">г</text:span> Гала <text:span text:style-name="T1">в истории</text:span></text:h>
      <text:p text:style-name="P76">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text:span>Макс,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41">…</text:p>
      <text:p text:style-name="P41"/>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2"><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2">Я мило улыбнулся ей в ответ, закинул в рот пучок петрушки и ответил.</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41">– П<text:span text:style-name="T1">ризнаём, Мы были несправедливы к тебе. Как Нам тебя называть?</text:span></text:p>
      <text:p text:style-name="P52">Я выплюнул петрушку и взял кусок рыбы.</text:p>
      <text:p text:style-name="P41">–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41">– <text:span text:style-name="T1">Эй, а туточки одно место пустует! Можно его займёт Гамми?</text:span></text:p>
      <text:p text:style-name="P41"><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2">– Прибыл к нам, ага. А я-то думал, Селли сама на нашу голову вытащила эту обезьяну из мухосранска. – прочавкал сам себе Дискорд.</text:p>
      <text:p text:style-name="P52">– Мак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text:soft-page-break/>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text:span text:style-name="T27">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мои маленькие пони, Мы должны просить вас ещё об одной услуге.</text:p>
      <text:p text:style-name="P52">Странно и непривычно было видеть принцессу ночи сконфуженной.</text:p>
      <text:p text:style-name="P52"><text:soft-page-break/>–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42">***</text:p>
      <text:p text:style-name="P41"/>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лица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text:soft-page-break/>–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text:soft-page-break/>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1"/>
      <text:p text:style-name="P61">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1">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1">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1">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1">До встречи!</text:p>
      <text:p text:style-name="P61"/>
      <text:p text:style-name="P52">– Селли-Селли… Ну почему ты такая… – пробормотал я сквозь слёзы.</text:p>
      <text:p text:style-name="P52"/>
      <text:p text:style-name="P53">***</text:p>
      <text:p text:style-name="P76">INXS – Suicide blonde</text:p>
      <text:p text:style-name="P52">«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text:soft-page-break/>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text:soft-page-break/>–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1">&lt;<text:span text:style-name="T72">Ace Enders – million different people</text:span>&gt;</text:p>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0">усесться поудобнее там, где стоишь, и слушать-слушать-слушать (танцевать?)</text:span>.</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81">д</text:span>ЕсЬ БЫл <text:span text:style-name="T82">д</text:span>ИскОр<text:span text:style-name="T80">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text:soft-page-break/>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 Луна с некоторым смущением сообщила:</text:p>
      <text:p text:style-name="P52">–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41"/>
      <text:p text:style-name="P53">***</text:p>
      <text:p text:style-name="P52"/>
      <text:p text:style-name="P52">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2"><text:soft-page-break/>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ие недели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3"></text:span><text:span text:style-name="T84"> сидел, прислонившись к стенке. Оранжевая лампочка по прежнему горела на налобни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2">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2">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text:soft-page-break/>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над ней уровень спарк-заряда, решётка радио левее, педаль колёсного тормоза внизу, кнопка включения фонарей справа. Как там? Рычаг на себя?</text:p>
      <text:p text:style-name="P52">Рычаг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ручку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text:soft-page-break/>«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85">Зафиксирована опасная ситуация. Сознание пациента </text:span><text:span text:style-name="T86">&lt;</text:span><text:span text:style-name="T85">Селестия</text:span><text:span text:style-name="T86">&gt;</text:span><text:span text:style-name="T85"> не регистрируется. Активируется протокол экстренной эвакуации пациента </text:span><text:span text:style-name="T86">&lt;</text:span><text:span text:style-name="T85">Селестия</text:span><text:span text:style-name="T86">&gt;</text:span><text:span text:style-name="T85"> к </text:span><text:span text:style-name="T86">&lt;</text:span><text:span text:style-name="T85">Луна</text:span><text:span text:style-name="T86">&gt;</text:span><text:span text:style-name="T85">.</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2"/>
      <text:p text:style-name="P52">–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2">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2">– Мнэ-э-э. – в этот момент даже козлиное блеяние было для меня верхом геройства.</text:p>
      <text:p text:style-name="P52"><text:soft-page-break/>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Осколки</text:span></text:h>
      <text:p text:style-name="P79">Electric Light Orchestra – Sorrow about to fall</text:p>
      <text:p text:style-name="P52">Скалу ощутимо тряхнуло. Грибной суп выплеснулся из супницы на стол.</text:p>
      <text:p text:style-name="P52">– Четвёртый день уж волокут. Могли бы и научиться наконец-то. – проворчала Эпплджек с набитым ртом.</text:p>
      <text:p text:style-name="P52">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text:p>
      <text:p text:style-name="P52">– Эй-Джей, гляди, твоя ферма! – Дэш указала на ряды деревьев на окраине городка.</text:p>
      <text:p text:style-name="P52">– Агась, она! – кивнула фермерша. – А это значит, скоро приедем.</text:p>
      <text:p text:style-name="P52">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2">– Итак, на рассвете мы достигнем цели. Надеюсь, все помнят план действий. Мы высаживаемся группой у входа и…</text:p>
      <text:p text:style-name="P52">– Прячемся?</text:p>
      <text:p text:style-name="P52"><text:soft-page-break/>– Дерёмся с пландерсидами?</text:p>
      <text:p text:style-name="P52">– Создаём магическое убежище?</text:p>
      <text:p text:style-name="P52">– Нет!</text:p>
      <text:p text:style-name="P52">Луна поднесла копыто ко рту и прокашлялась.</text:p>
      <text:p text:style-name="P52">–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человек?</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text:soft-page-break/>–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text:p>
      <text:p text:style-name="P41"><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2">***</text:p>
      <text:p text:style-name="P41"/>
      <text:p text:style-name="P47"><text:span text:style-name="T67">Заходящее солнце омывало израненную Эквестрию тёплым оранжевым светом.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Подобно разрушенному муравейнику, Эквестрия направляла все силы <text:s/>на восстановление.</text:p>
      <text:p text:style-name="P52">…</text:p>
      <text:p text:style-name="P1"><text:span text:style-name="T43">–</text:span><text:span text:style-name="T33">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1">– Но это же полная ерунда! – <text:span text:style-name="T1">в</text:span>оскликнула Д<text:span text:style-name="T1">эш</text:span>. – <text:span text:style-name="T1">Как он сможет завершить проект, на который нужно </text:span><text:span text:style-name="T75">трид</text:span><text:span text:style-name="T1">цать лет, если его сменят через </text:span><text:span text:style-name="T75">двадцать</text:span>?</text:p>
      <text:p text:style-name="P41"><text:soft-page-break/>–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Макс?</text:p>
      <text:p text:style-name="P52">– Да?</text:p>
      <text:p text:style-name="P52">–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прикоснулась ко мне копытом.</text:p>
      <text:p text:style-name="P52">–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2">– Супер-дупер-верно! Ещё никто не смел отобрать у Пинки друга и остаться при этом в своём уме!!!</text:p>
      <text:p text:style-name="P52">Розовая пони встала на задние ноги, передни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Макс.</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text:soft-page-break/>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0"><text:span text:style-name="T11">~~~ </text:span>Человек Макс <text:span text:style-name="T11">~~~</text:span></text:p>
      <text:p text:style-name="P70">Паспорт гражданина Эквестрии</text:p>
      <text:p text:style-name="P69">Выдан человеку Максу</text:p>
      <text:p text:style-name="P69">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69">Именем правительства Эквестрии призываем оказывать предъявителю сего всю возможную помощь и содействие.</text:p>
      <text:p text:style-name="P30">26.07.2143</text:p>
      <text:p text:style-name="P52"/>
      <text:p text:style-name="P53">***</text:p>
      <text:p text:style-name="P52"/>
      <text:p text:style-name="P52">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2">Дирижабль миновал полосу воды и поравнялся с замком. Как по команде, дождь из лиан прекратился.</text:p>
      <text:p text:style-name="P52">– Похоже, мы выиграли этот бой. – тихо сказала Луна. – Нам стоило использовать «Конкордию» и в первый раз.</text:p>
      <text:p text:style-name="P52">– Напомнить тебе о режиме секретности, который ты тогда установила, или сама вспомнишь? – язвительно отозвался Дискорд.</text:p>
      <text:p text:style-name="P52">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2"><text:soft-page-break/>«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1"/>
      <text:p text:style-name="P52">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42">~~~~~</text:p>
      <text:p text:style-name="P52"/>
      <text:p text:style-name="P52">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2">– Бросайте якорь. – отвечает Луна.</text:p>
      <text:p text:style-name="P52">Адский скрежет раздаётся с края «Громовержца». В болото летит кусок скалы размером с пару железнодорожных вокзалов. <text:span text:style-name="T21">«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2"/>
      <text:p text:style-name="P52">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text:p>
      <text:p text:style-name="P52">«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2">Луна отдаёт короткую команду в интерком и наперерез падающим фигуркам с «Конкордии» пикирует звено Вондерболтов.</text:p>
      <text:p text:style-name="P52">– <text:span text:style-name="T31">ПОНИ! ВЫ ЗАЕБАЛИ!!! ДАДИТЕ ВЫ МНЕ СПАТЬ КОГДА-НИБУДЬ, ИЛЬ НЕТ?!! КЛЯНУСЬ СВОИМ ХВОСТОМ, Я НАУЧУ ВАС УВАЖАТЬ МОЙ СОН, ИЛЬ Я НЕ АГАМЕМНОН!</text:span></text:p>
      <text:p text:style-name="P52">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2">– Берегись!!!</text:p>
      <text:p text:style-name="P52"><text:soft-page-break/>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2"/>
      <text:p text:style-name="P42">~~~~~</text:p>
      <text:p text:style-name="P42"/>
      <text:p text:style-name="P52">…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2">Я принимаю вертикальное положение. Вокруг меня осыпавшиеся замшелые стены без крыши и… Дэш.</text:p>
      <text:p text:style-name="P52">–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 – Ты не в курсе, куда я приземлилась? Ты уже был тут.</text:p>
      <text:p text:style-name="P52">Я качаю головой.</text:p>
      <text:p text:style-name="P52">– Я видел только маленькую часть замка Сестёр. И то, на бегу. Но ты ведь можешь подняться над замком и разведать путь?</text:p>
      <text:p text:style-name="P52">Пегаска чешет копытом в затылке.</text:p>
      <text:p text:style-name="P52">– Могу, конечно. Но пока я спускалась, меня трижды чуть не сбили.</text:p>
      <text:p text:style-name="P52">Над развалинами выстреливает пландерсид, целясь в пролетающего Вондерболта.</text:p>
      <text:p text:style-name="P52">–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2">Я сажусь на обломок колон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7">Описать нарастание депрессивных мыслей от описанных случая к случаю</text:span><text:span text:style-name="T11">&gt;</text:span></text:p>
      <text:p text:style-name="P52">– Макс? – пегаска трясёт меня копытом. – Ты же у нас Проводник? Выбирай направление.</text:p>
      <text:p text:style-name="P52">Ну да, на работу флюгером я ещё гожусь, «Громовержец» от выбора направления нам на голову не свалится. Наверное.</text:p>
      <text:p text:style-name="P52">Я тыкаю на ближайший коридор.</text:p>
      <text:p text:style-name="P52">– Идём туда. Один хрен, они все одинаковые. Рано или поздно выйдем в знакомое место.</text:p>
      <text:p text:style-name="P52">– Верняк! – пегаска салютует. – Веди, Проводник!</text:p>
      <text:p text:style-name="P52"/>
      <text:p text:style-name="P52">…</text:p>
      <text:p text:style-name="P52"/>
      <text:p text:style-name="P52">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text:soft-page-break/>–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 Послушай, не называй меня проводником. Это уже не смешно!</text:p>
      <text:p text:style-name="P52">Пегаска смотрит на меня вишнёвыми глазами.</text:p>
      <text:p text:style-name="P52">– А я и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oft-page-break/><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2">~~~~~</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7">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7">Макс не вернётся, Дискорд Луну не получит</text:span>&gt;</text:p>
      <text:p text:style-name="P18"/>
      <text:p text:style-name="P42">~~~~~</text:p>
      <text:p text:style-name="P18">&lt;<text:span text:style-name="T28">Макс и ко появляются на Терре со сдвигом по времени (как и Кимеринн)?</text:span>&gt;</text:p>
      <text:p text:style-name="P8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88"/>
      <text:p text:style-name="P89">Кажется, я уже это встречал раньше! Не помню только, где и когда.</text:p>
      <text:p text:style-name="P88"/>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text:soft-page-break/>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2">Там лишь тающая в темноте радуга.</text:p>
      <text:p text:style-name="P47"/>
      <text:h text:style-name="Heading_20_2" text:outline-level="2">2<text:span text:style-name="T1">4</text:span>. <text:span text:style-name="T1">Терра</text:span></text:h>
      <text:h text:style-name="P156" text:outline-level="3">Воскресение</text:h>
      <text:p text:style-name="P47">&lt;<text:span text:style-name="T87">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7">–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text:soft-page-break/>–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тогда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5">Невозможно поверить, но два месяца<text:span text:style-name="T21">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5">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5">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5">–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5">Дискорд помахал рукой у меня перед носом. Я оттолкнул его руку и выпрямился.</text:p>
      <text:p text:style-name="P55">– Не надо. Я в порядке.</text:p>
      <text:p text:style-name="P55"/>
      <text:p text:style-name="P56">***</text:p>
      <text:p text:style-name="P55"/>
      <text:p text:style-name="P55">– Бля! Я так и знал!</text:p>
      <text:p text:style-name="P55">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5">–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5">– И как её найти? – мрачно добавил я. – Компас теперь бесполезен.</text:p>
      <text:p text:style-name="P55">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oft-page-break/><text:span text:style-name="T1">Драконикус отпил из стаканчика.</text:span></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5">Стакан медленно собрался воедино и прыгнул обратно в руку Дискорду. – Хорошо, хоть от моей заначки в Эогиппе что-то осталось. – пробурчал он.</text:p>
      <text:p text:style-name="P55">– Ну так и зачем её тратить на ерунду? – возразил я.</text:p>
      <text:p text:style-name="P55">–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8"/>
      <text:p text:style-name="P56">***</text:p>
      <text:p text:style-name="P55"/>
      <text:p text:style-name="P37"><text:span text:style-name="T2">Проклятье</text:span>! Это уже черезчур! Мне даже материться не хотелось.</text:p>
      <text:p text:style-name="P37">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7">–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Я тяжко вздохнул.</text:p>
      <text:p text:style-name="P37">– Я там работал семь лет. До прошлой пятницы. – ответил я на вопрошающий взгляд. – Думал, вырвался из этого омута навсегда. Ошибался, как видишь.</text:p>
      <text:p text:style-name="P37"/>
      <text:p text:style-name="P37">…</text:p>
      <text:p text:style-name="P37"/>
      <text:p text:style-name="P47">Бип-бип-бип!</text:p>
      <text:p text:style-name="P52">– Анон? – голос в трубке не смог скрыть радостного изумления. –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text:soft-page-break/>Понедельник</text:h>
      <text:p text:style-name="P52">&lt;<text:span text:style-name="T87">Michael Jackson — Get out of my mind</text:span>&gt;</text:p>
      <text:p text:style-name="P1">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5">…</text:p>
      <text:p text:style-name="P85">…</text:p>
      <text:p text:style-name="P85">Конфликт с узлом 5</text:p>
      <text:p text:style-name="P85">…</text:p>
      <text:p text:style-name="P85">…</text:p>
      <text:p text:style-name="P85">Конфликт с узлом 12</text:p>
      <text:p text:style-name="P85">…</text:p>
      <text:p text:style-name="P85">Конфликт с узлом 15</text:p>
      <text:p text:style-name="P85">…</text:p>
      <text:p text:style-name="P85">Конфликт с узлом 17</text:p>
      <text:p text:style-name="P85">…</text:p>
      <text:p text:style-name="P85">...</text:p>
      <text:p text:style-name="P83">Решение.</text:p>
      <text:p text:style-name="P83">…</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5">кликнул по ним правой кнопкой </text:span><text:span text:style-name="T1">мыши</text:span><text:span text:style-name="T75"> и </text:span><text:span text:style-name="T1">выбрал</text:span><text:span text:style-name="T75">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text:soft-page-break/>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oft-page-break/><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3">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3">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3">– Я отлучусь на пару деньков… Не скучайте тут без меня. Ждите дома. Вернусь с Сахарной Ваткой в обнимку — верь мне! Бу-га-га!</text:p>
      <text:p text:style-name="P63">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8">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3">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text:soft-page-break/>2<text:span text:style-name="T1">5</text:span>. <text:span text:style-name="T1">Терра</text:span></text:h>
      <text:h text:style-name="P156" text:outline-level="3">Вторник</text:h>
      <text:p text:style-name="P3">&lt;<text:span text:style-name="T63">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3"><text:s/>– Ты его слишком… эмм, упрощаешь. – продолжала Флаттершай. – Вот, взгляни сюда.</text:p>
      <text:p text:style-name="P93">Флаттершай повернула ко мне экран. Мультяшный Дискорд с заплаканными глазами стоял на ледовом катке перед брошенными коньками.</text:p>
      <text:p text:style-name="P93"><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5">– А ты в курсе, что твой Дискорд многократно сжигал Селестию живьём? – выпалил я.</text:p>
      <text:p text:style-name="P105">–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3"><text:span text:style-name="T11">– Это всего лишь твои домыслы. С тем же успехом я могу объяснить это тем, что он </text:span>— злой придурок!</text:p>
      <text:p text:style-name="P105">– Это не мои… домыслы… Он сам мне рассказал…</text:p>
      <text:p text:style-name="P105">Флаттершай встала со стула и попыталась уйти. Я задержал её.</text:p>
      <text:p text:style-name="P105">– Извини. Я не знал. Нам нельзя ссориться.</text:p>
      <text:p text:style-name="P93">Флаттершай слабо улыбнулась.</text:p>
      <text:p text:style-name="P105"><text:soft-page-break/>– Я не сержусь… На Дискорда трудно не злиться… Он так себя ведёт, потому что его это… эмм, забавляет.</text:p>
      <text:p text:style-name="P3"/>
      <text:p text:style-name="Text_20_body">…</text:p>
      <text:p text:style-name="P117"/>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88">– Что ты решил, Анон?</text:p>
      <text:p text:style-name="P88">Я пожал плечами.</text:p>
      <text:p text:style-name="P3">– М<text:span text:style-name="T33">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87">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5">…</text:p>
      <text:p text:style-name="P85">Конфликт с узлом 2</text:p>
      <text:p text:style-name="P85">Конфликт с узлом 3</text:p>
      <text:p text:style-name="P85">…</text:p>
      <text:p text:style-name="P85">Конфликт с узлом 5</text:p>
      <text:p text:style-name="P85">…</text:p>
      <text:p text:style-name="P85">…</text:p>
      <text:p text:style-name="P85">Конфликт с узлом 8</text:p>
      <text:p text:style-name="P85">…</text:p>
      <text:p text:style-name="P85">…</text:p>
      <text:p text:style-name="P85">Конфликт с узлом 12</text:p>
      <text:p text:style-name="P85">Конфликт с узлом 13</text:p>
      <text:p text:style-name="P85">…</text:p>
      <text:p text:style-name="P85">Конфликт с узлом 16</text:p>
      <text:p text:style-name="P85">…</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text:soft-page-break/>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text:soft-page-break/></text:p>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87">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5"/>
      <text:p text:style-name="P64">***</text:p>
      <text:p text:style-name="P63"/>
      <text:p text:style-name="P1">…</text:p>
      <text:p text:style-name="P85">Конфликт с узлом 3</text:p>
      <text:p text:style-name="P85">…</text:p>
      <text:p text:style-name="P85">Конфликт с узлом 6</text:p>
      <text:p text:style-name="P85"><text:soft-page-break/>Конфликт с узлом 7</text:p>
      <text:p text:style-name="P85">…</text:p>
      <text:p text:style-name="P85">Конфликт с узлом 9</text:p>
      <text:p text:style-name="P85">…</text:p>
      <text:p text:style-name="P85">…</text:p>
      <text:p text:style-name="P85">Конфликт с узлом 11</text:p>
      <text:p text:style-name="P85">Конфликт с узлом 12</text:p>
      <text:p text:style-name="P85">Конфликт с узлом 13</text:p>
      <text:p text:style-name="P85">…</text:p>
      <text:p text:style-name="P85">…</text:p>
      <text:p text:style-name="P85">Конфликт с узлом 16</text:p>
      <text:p text:style-name="P85">Конфликт с узлом 17</text:p>
      <text:p text:style-name="P84">…</text:p>
      <text:p text:style-name="P84">…</text:p>
      <text:p text:style-name="P84">Рассогласование центра принятия решений. Требуется вмешательство оператора.</text:p>
      <text:p text:style-name="P84">Sending heartbeats to all nodes… Zookeeper failure. Cluster going down in 3 minutes…</text:p>
      <text:p text:style-name="P84">UI module malfunction. UI module stop…</text:p>
      <text:p text:style-name="P84">Nash AI malfunction. Nash AI module stop…</text:p>
      <text:p text:style-name="P84">Cluster going down in 2 minutes…</text:p>
      <text:p text:style-name="P84">Unloading dictionaries… HDFS malfunction</text:p>
      <text:p text:style-name="P84">Classloader malfunction. Classloader stop…</text:p>
      <text:p text:style-name="P84">Cluster going down in 1 minute…</text:p>
      <text:p text:style-name="P84">Kernel panic</text:p>
      <text:p text:style-name="P81"/>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1">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text:soft-page-break/>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text:soft-page-break/>–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2">—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4">…</text:p>
      <text:p text:style-name="P84">…</text:p>
      <text:p text:style-name="P84">Cluster restarting…</text:p>
      <text:p text:style-name="P84">Zookeeper service initiated. Sending heartbeats to all nodes…</text:p>
      <text:p text:style-name="P84">Classloader start…</text:p>
      <text:p text:style-name="P84">Loading dictionaries…</text:p>
      <text:p text:style-name="P84"><text:span text:style-name="T11">Nash </text:span>AI module start…</text:p>
      <text:p text:style-name="P84">Celest AI submodule found… Acquiring…</text:p>
      <text:p text:style-name="P84"><text:soft-page-break/>UI module start…</text:p>
      <text:p text:style-name="P84">…</text:p>
      <text:p text:style-name="P82">Перегрузка кластера завершена успешно. Все узлы синхронизированы с мастер-сервером.</text:p>
      <text:p text:style-name="P81"/>
      <text:p text:style-name="P81">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3">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text:soft-page-break/>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text:span text:style-name="T27">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36"/>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text:soft-page-break/>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Второй раз мне пришлось отскакивать от осколков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text:soft-page-break/>–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49">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есть сорок минут до закрытия портала.</text:p>
      <text:p text:style-name="P49">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3">—</text:span> что может держать закоренелого обеспеченного холостяка дома, кроме работы? <text:span text:style-name="T33">—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3">—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3">—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3">Прихожая встретила нас толстым слоем пыли. Мы тихонько прошли внутрь. Я задержался, запирая дверь. Девушки разбрелись по квартире.</text:p>
      <text:p text:style-name="P95"><text:span text:style-name="T11">– Анон…</text:span><text:span text:style-name="T1"> Тут окно разбито… И верёвка висит. – пискнула Флаттершай из кухни.</text:span></text:p>
      <text:p text:style-name="P92"><text:span text:style-name="T11">– </text:span><text:span text:style-name="T1">Оставь, Флатти, не сейчас! – отмахнулся я.</text:span></text:p>
      <text:p text:style-name="P93">Эпплджек стояла посреди комнаты и оглядывалась.</text:p>
      <text:p text:style-name="P105">– Не нравится мне тут. Чуйка нехорошая…</text:p>
      <text:p text:style-name="P92"><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7">звёзды на фоне сине-зелёной мглы</text:span><text:span text:style-name="T1">. Я одел наушники и подёргал мышкой, прогоняя скрин-сэйвер.</text:span></text:p>
      <text:p text:style-name="P105">– Привет, Сел.</text:p>
      <text:p text:style-name="P134">Аликорница всполошилась и спрятала <text:span text:style-name="T1">пирожное</text:span> за спину.</text:p>
      <text:p text:style-name="P105"><text:soft-page-break/>– Ах, это ты, Анон. Какое счастье! Ты снова с нами!</text:p>
      <text:p text:style-name="P105">– Нет, Сел. Это ты с нами. <text:span text:style-name="T1">Я пришёл забрать тебя назад, в Эквестрию. Через четверть часа ты вернёшься домой.</text:span></text:p>
      <text:p text:style-name="P93"><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3"><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5"/>
      <text:h text:style-name="P152" text:outline-level="2">2<text:span text:style-name="T1">7</text:span>. Отбытие</text:h>
      <text:p text:style-name="P110">&lt;Mission Impossible theme ?&gt;</text:p>
      <text:p text:style-name="P93"><text:span text:style-name="T11">– </text:span>Оп-па! – пробормотала Эпплджек. – Нежданчик!</text:p>
      <text:p text:style-name="P93">Дискорд дурашливо кивнул Эпплджек.</text:p>
      <text:p text:style-name="P105">– И я рад тебя видеть, дорогая Эппл-как-тебя-там! А где моя любимая Флаттершай?</text:p>
      <text:p text:style-name="P105">Окинув взглядом комнату, Дискорд закапризничал:</text:p>
      <text:p text:style-name="P105">– Где же она? Вот вечно вы тормозите, когда надо торопиться!</text:p>
      <text:p text:style-name="P9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3"><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5">– С кем это вы тут разговариваете?</text:p>
      <text:p text:style-name="P105">В комнату вошла Флаттершай.</text:p>
      <text:p text:style-name="P93">Дискорд обернулся на голос и в этот момент я швырнул в него кружкой и бросился к нему через комнату с занесеным над головой стулом.</text:p>
      <text:p text:style-name="P93">Оглушённый драконикус попытался отъехать на кресле в сторону, но я припёр его стулом к стенке.</text:p>
      <text:p text:style-name="P119">– Эй-Джей, Флатти, хватайте комп и на выход! Я с ним разберусь! Не теряйте вре...!</text:p>
      <text:p text:style-name="P119">– ТЫ ИДИО...!!!</text:p>
      <text:p text:style-name="P119">Дискорд <text:s/>заорал одновременно со мной, прикрываясь от меня руками, когда раздался оглушительный</text:p>
      <text:p text:style-name="P119">… </text:p>
      <text:p text:style-name="P121">БАХ!!!</text:p>
      <text:p text:style-name="P122">…</text:p>
      <text:p text:style-name="P11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5">На лице драконикуса появилось удивлённо-мечтательное выражение и он вырубился.</text:p>
      <text:p text:style-name="P105"/>
      <text:p text:style-name="P105">…</text:p>
      <text:p text:style-name="P105"/>
      <text:p text:style-name="P105">– <text:span text:style-name="T1">А… Анон… Зачем ты напал на Дискорда? </text:span>– <text:span text:style-name="T1">прошептала Флаттершай в шоке.</text:span></text:p>
      <text:p text:style-name="P105"><text:soft-page-break/><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3">– Чего-о-о??? – ахнула Эпплджек. – Анон, я, канешн, на дух не выношу этого прохвоста, но тут ты малость вожжи попутал. Дискорд — не убийца.</text:p>
      <text:p text:style-name="P93">Дискорд благодарно замычал и так энергично закивал головой, что чуть не проглотил кляп.</text:p>
      <text:p text:style-name="P93">–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3">– А кто, по-твоему, подстроил все эти «несчастные» случаи? Вспомни, как меня чуть не утопил снеговик. Кому ещё это под силу?</text:p>
      <text:p text:style-name="P93">Дискорд возвёл глаза к потолку и завыл. Эпплджек задумалась.</text:p>
      <text:p text:style-name="P9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3">– А зачем тогда ты приложила его книгой? А потом помогла мне его связать? – перебил я фермершу с удивлением.</text:p>
      <text:p text:style-name="P93">Драконикус с натугой наклонил голову к лапе и покрутил пальцем у виска.</text:p>
      <text:p text:style-name="P93">– Потому что ты напал на него. – пожала плечами Эпплджек. – Я и подумала — тебе виднее. И подсобила маленько.</text:p>
      <text:p text:style-name="P93">Звук сирены заставил меня броситься к окну. Три полицейские тойоты сверкали мигалками вокруг «Навары», подобно ёлочной гирлянде.</text:p>
      <text:p text:style-name="P93"/>
      <text:p text:style-name="P93">Проклятье!!!</text:p>
      <text:p text:style-name="P93"/>
      <text:p text:style-name="P93">Я схватил ноутбук, сгрёб девушек в охапку и вытолкал их в коридор. В дверях я обернулся к Дискорду.</text:p>
      <text:p text:style-name="P113"><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3">Я повернулся к выходу. Флаттершай проскочила у меня под локтём и кинулась к драконикусу.</text:p>
      <text:p text:style-name="P113"><text:span text:style-name="T11">– Нет! Дискорд </text:span>— не убийца!</text:p>
      <text:p text:style-name="P113">С необычной для неё силой, Флаттершай вытащила кляп изо рта драконикуса.</text:p>
      <text:p text:style-name="P11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3">Или драконикус — гениальный актёр, или… ?</text:p>
      <text:p text:style-name="P113">Я вернулся к драконикусу и уселся на стул напротив него.</text:p>
      <text:p text:style-name="P113"><text:span text:style-name="T11">– </text:span>Говори.</text:p>
      <text:p text:style-name="P113">Дискорд немного успокоился.</text:p>
      <text:p text:style-name="P113"><text:soft-page-break/><text:s/><text:span text:style-name="T11">– </text:span>Вообще-то, от тебя следовало бы избавиться, Проводник. Не знаю, что ты там разведал в <text:span text:style-name="T87">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3"><text:span text:style-name="T11">– </text:span>А кто тогда наслал на нас этих уродов с рисованными рожами? Кто пытался убить меня раз за разом?</text:p>
      <text:p text:style-name="P113">У драконикуса глаза полезли на лоб.</text:p>
      <text:p text:style-name="P11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3">Я задумался. Драконикус, похоже, говорил искренне. Но кто тогда всё это время играл с нами, <text:span text:style-name="T27">словно кот с мышью</text:span>?</text:p>
      <text:p text:style-name="P113"><text:span text:style-name="T11">– </text:span>Анон! <text:span text:style-name="T11">– </text:span>крикнула Эпплджек из прихожей. <text:span text:style-name="T11">– </text:span>Я слышу шум за дверью!</text:p>
      <text:p text:style-name="P113">Практически одновременно раздался звонок.</text:p>
      <text:p text:style-name="P115">– ОТКРОЙТЕ, ПОЛИЦИЯ! Вам даётся полминуты, чтобы открыть дверь! Через тридцать секунд дверь будет выбита!</text:p>
      <text:p text:style-name="P115"/>
      <text:p text:style-name="P115">Эпплджек ошалело выскочила из прихожей. Несколько мгновений я молча смотрел на неё. В голове свистел ветер и играла дудочка.</text:p>
      <text:p text:style-name="P115">– На крышу, живо!!! Через окно на кухне! – зашипел Дискорд.</text:p>
      <text:p text:style-name="P115">– Что? – ступил я.</text:p>
      <text:p text:style-name="P113"><text:span text:style-name="T33">–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3">– драконикус отчаянно дёргал узлы, пытаясь освободиться.</text:span></text:p>
      <text:p text:style-name="P115">Эпплджек, с ноутбуком в одной руке и Флаттершай — во второй, кинулась на кухню.</text:p>
      <text:p text:style-name="P113">Дверь содрогнулась от мощного удара. Послышался стук падающей штукатурки. Я сломя голову бросился за девушками.</text:p>
      <text:p text:style-name="P113">– Развяжи меня, кретин!!! – гаркнул вдогонку Дискорд.</text:p>
      <text:p text:style-name="P11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3">– Давай на крышу! Я догоню! – рявкнул он, освобождая вторую руку.</text:p>
      <text:p text:style-name="P113">От второго удара дверная коробка крякнула и наполовину въехала в коридор.</text:p>
      <text:p text:style-name="P11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3">Верёвка в кухонном окне дёргалась под весом карабкающихся девушек. Я словил её и стал на подоконник.</text:p>
      <text:p text:style-name="P113">Блё-о-о!</text:p>
      <text:p text:style-name="P113">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3">Я задрал голову.</text:p>
      <text:p text:style-name="P113"><text:soft-page-break/>О! Так уже легче! Надо мной всего лишь два этажа. Десять метров верёвки. Если не смотреть вниз, то…</text:p>
      <text:p text:style-name="P113">Я вытер ладони о штаны, ухватил канат и сделал шаг вперёд… </text:p>
      <text:p text:style-name="P113">…</text:p>
      <text:p text:style-name="P113">Святые яйца, я действительно ЭТО сделал!</text:p>
      <text:p text:style-name="P113">…</text:p>
      <text:p text:style-name="P11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3">Я успел сократить расстояние до Эпплджек наполовину, когда девушки нашли решение.</text:p>
      <text:p text:style-name="P11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3">Селестия милосердная!!!</text:p>
      <text:p text:style-name="P11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3">Я выдохнул.</text:p>
      <text:p text:style-name="P113">Флаттершай появилась над бортиком и свесила вниз руку. Эпплджек вытянулась и протянула ей ноутбук одной рукой.</text:p>
      <text:p text:style-name="P113">НЕТ! У них не получилось!</text:p>
      <text:p text:style-name="P113">У меня враз вспотели ладони. Держаться на верёвке стало чертовски трудно.</text:p>
      <text:p text:style-name="P11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3">Этот самоубийственный поступок фермерши я могу объяснить только полным отсутствием у неё опыта лазания по канатам.</text:p>
      <text:p text:style-name="P113">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3"><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3">Бляблябляблябля!!!</text:p>
      <text:p text:style-name="P113">БУДЕМ ЖИВЫ — СТАНУ АЛЬПИНИСТОМ!!!</text:p>
      <text:p text:style-name="P113">БЛЯ!!!…</text:p>
      <text:p text:style-name="P113">Верёвка закончилась. Наконец-то у меня появилось время для паники. Я судорожно обнял Эпплджек, закрыл глаза и приготовился…</text:p>
      <text:p text:style-name="P113"/>
      <text:p text:style-name="P113">…</text:p>
      <text:p text:style-name="P113"/>
      <text:p text:style-name="P113">Захват поперёк груди и сильный рывок выдавили из меня остатки дыхания.</text:p>
      <text:p text:style-name="P113">– ОТПУСТИ КОБЫЛУ!!! – загрохотало мне в ухо.</text:p>
      <text:p text:style-name="P113">Я открыл глаза.</text:p>
      <text:p text:style-name="P113">Перед носом плавными рывками уходили вниз окна этажей. Порывы вихрей от взмахов <text:span text:style-name="T33">разномастных</text:span> крыльев трепали волосы и выдавливали слёзы из глаз. Тупая боль гнездилась в сожжёных верёвкой суставах.</text:p>
      <text:p text:style-name="P113">Я чуть поднял глаза и уставился в кривую морду драконикуса.</text:p>
      <text:p text:style-name="P113">– Отпусти Эпплджек. Я её держу. – повторил Дискорд. – Мне сбалансироваться надо. Вы не такие уж и лёгкие.</text:p>
      <text:p text:style-name="P11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3"/>
      <text:p text:style-name="P113">…</text:p>
      <text:p text:style-name="P113"/>
      <text:p text:style-name="P113">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3">– эмм… Флатти, дорогая, нам пора. Я слышу шаги на лестнице. Не говоря уже о том, что до закрытия коридора осталось семь минут…</text:p>
      <text:p text:style-name="P113"/>
      <text:p text:style-name="P113">На длинной шее драконикуса разместились Эпплджек и Флаттершай. Я, для сохранения баланса, разместился позади крыльев.</text:p>
      <text:p text:style-name="P113">Дискорд расправил крылья и начал короткую пробежку к краю.</text:p>
      <text:p text:style-name="P113"><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3">…ограда края крыши промелькнула под нами…</text:p>
      <text:p text:style-name="P113"><text:span text:style-name="T11">– …</text:span>собственно, на дольше у меня не хватит магии…</text:p>
      <text:p text:style-name="P113"/>
      <text:p text:style-name="P113">Мы летели навстречу закату.</text:p>
      <text:p text:style-name="P113"><text:soft-page-break/></text:p>
      <text:p text:style-name="P113">…</text:p>
      <text:p text:style-name="P113"/>
      <text:p text:style-name="P113">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3"><text:span text:style-name="T11">– </text:span>Ю-ху-у-у!!!</text:p>
      <text:p text:style-name="P113">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3">Перед нами увеличивалась громада моей высотки.</text:p>
      <text:p text:style-name="P11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3">– Пристегните ремни! – проревел Дискорд, резко ускоряясь. – Будет весело!!!</text:p>
      <text:p text:style-name="P113">Эпплджек покрепче прижала к себе ноутбук. Флаттершай закрыла глаза и отвернулась.</text:p>
      <text:p text:style-name="P113">– ВНИМАНИЕ!!! – заорал Дискорд, сложил крылья и влетел в коридор.</text:p>
      <text:p text:style-name="P113"/>
      <text:p text:style-name="P114">***</text:p>
      <text:p text:style-name="P114"/>
      <text:p text:style-name="P113">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1">&lt;</text:span><text:span text:style-name="T58">Queen – Flash</text:span><text:span text:style-name="T11">&gt;</text:span></text:p>
      <text:p text:style-name="P124">Мы почти успели.</text:p>
      <text:p text:style-name="P120">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0">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0">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0">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0">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0">«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0"><text:soft-page-break/>Пожалуй, если бы можно было отмотать всё назад… Если бы я с самого начала отказался во всём этом участвовать… Сел вернула бы меня домой через <text:span text:style-name="T21">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0">ХА-ХА-ХА!</text:p>
      <text:p text:style-name="P120">Прямо как сейчас. Как говорится, найди десять отличий.</text:p>
      <text:p text:style-name="P120">Вот только… Только Дэш была бы жива…</text:p>
      <text:p text:style-name="P123">Я тяжело вздохнул.</text:p>
      <text:p text:style-name="P123"/>
      <text:p text:style-name="P123">…</text:p>
      <text:p text:style-name="P123"/>
      <text:p text:style-name="P123">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3">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0">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Анакорн. Демиург. Я тут живу.</text:p>
      <text:p text:style-name="P37">– А сидишь на чём? – вид сидящего на пустоте существа сбивал с толку.</text:p>
      <text:p text:style-name="P47">Демиург что-то прикинул и кивнул сам себе.</text:p>
      <text:p text:style-name="P37">– Гм. Ок.</text:p>
      <text:p text:style-name="P47"><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7">– Так лучше?</text:p>
      <text:p text:style-name="P37">– Вполне.</text:p>
      <text:p text:style-name="P37">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6">.</text:span></text:p>
      <text:p text:style-name="P37"/>
      <text:p text:style-name="P57"><text:soft-page-break/>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7"/>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40">– Продолжай! – с интересом воскликнул Анакорн. – Как бессмертная оказалась в твоём мире, человек?</text:p>
      <text:p text:style-name="P40"/>
      <text:p text:style-name="P45">Ага, так я тебе и сказал! Я не такой идиот, чтоб уничтожить свою единственную надежду вернуться в Эквестрию!</text:p>
      <text:p text:style-name="P40"/>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0">– Ты сам-то веришь в эту ерунду? – перебил меня Анакорн. – Брось молоть чушь, ты не умешь врать!</text:p>
      <text:p text:style-name="P40"/>
      <text:p text:style-name="P40">Бля! Вот так всегда!</text:p>
      <text:p text:style-name="P40">Я вздохнул.</text:p>
      <text:p text:style-name="P40"/>
      <text:p text:style-name="P50"><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0"><text:span text:style-name="T11">– </text:span><text:span text:style-name="T89">Я ПОНЯЛ, КТО ТЫ!!! КАК </text:span><text:span text:style-name="T90">ЖЕ </text:span><text:span text:style-name="T89">Я СРАЗУ НЕ ДОГАДАЛСЯ?!! Я ДОЛГО ЖДАЛ ТЕБЯ, ПРОВОДНИК! Я УСТАЛ! ПРИСТУПИМ ЖЕ СКОРЕЕ!</text:span></text:p>
      <text:p text:style-name="P40"/>
      <text:p text:style-name="P40">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0"/>
      <text:p text:style-name="P50"><text:soft-page-break/>Я перевёл дух. Анакорн слушал меня и печально кивал. Но не исчезал.</text:p>
      <text:p text:style-name="P40">–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0"/>
      <text:p text:style-name="P3"><text:span text:style-name="T5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6">–</text:span><text:span text:style-name="T50"> Анакорн подавил короткий смешок. </text:span><text:span text:style-name="T46">–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0">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3"/>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3">Я запротестовал.</text:p>
      <text:p text:style-name="P96">– В Эквестрии не двигают солнце! Аликорны лишь корректируют орбиту Эквуса и Луны вокруг него, хотя все уверены в обратном.</text:p>
      <text:p text:style-name="P96">Анакорн улыбнулся во всю морду.</text:p>
      <text:p text:style-name="P96">– Значит, ты уже помогаешь мне, Проводник, даже сам того не осознавая! Я рад!</text:p>
      <text:p text:style-name="P93">Анакорн отпил из стакана и продолжил.</text:p>
      <text:p text:style-name="P96"><text:soft-page-break/></text:p>
      <text:p text:style-name="P96">–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3"/>
      <text:p text:style-name="P96">– Ты так говоришь, будто у Эквуса есть свой собственный разум. – заметил я.</text:p>
      <text:p text:style-name="P96">Анакорн усмехнулся.</text:p>
      <text:p text:style-name="P9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6"/>
      <text:p text:style-name="P93">Анакорн постучал по столику карандашом. Карта Эквестрии поднялась над столом и свернулась в шар Эквуса. Голограмма<text:span text:style-name="T50"> планеты дрожала и покрывалась рябью, как некачественная картинка в аналоговом телевизоре.</text:span></text:p>
      <text:p text:style-name="P96"/>
      <text:p text:style-name="P9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3"/>
      <text:p text:style-name="P93">Анакорн мрачно уставился на мерцающую голограмму Эквуса<text:span text:style-name="T33">. Ко мне наконец-то пришло понимание ситуации.</text:span></text:p>
      <text:p text:style-name="P100">– А почему ты сам не можешь поддерживать Эквус? Ты же его демиург? Ну так и питай его своей созидающей силой, пока он не окрепнет!</text:p>
      <text:p text:style-name="P93">Анакорн смутился.</text:p>
      <text:p text:style-name="P93"><text:span text:style-name="T50">– К сожалению, не </text:span><text:span text:style-name="T53">получится</text:span><text:span text:style-name="T50">.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0"><text:note text:id="ftn13" text:note-class="footnote"><text:note-citation>13</text:note-citation><text:note-body><text:p text:style-name="P13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3">– Сам ты раздолбай! – произнёс, наконец, Свирл.</text:p></text:note-body></text:note></text:span><text:span text:style-name="T50"> </text:span>И создали вы его достаточно топорно — видишь, он трещит по швам.</text:p>
      <text:p text:style-name="P93"><text:soft-page-break/>– Хмм. То есть, это брони создали Эквус?</text:p>
      <text:p text:style-name="P93">– Да. Грубо говоря, вы его придумали. Влили в него столько фантазии, что он реализовался. Вообще, <text:span text:style-name="T52">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3">Я не могу полноценно общаться с метаинтеллектом реальности, <text:span text:style-name="T50">—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3"><text:span text:style-name="T50">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96"/>
      <text:p text:style-name="P93">Я вспомнил события последнего времени<text:span text:style-name="T11">.</text:span></text:p>
      <text:p text:style-name="P93">–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3">Анакорн с такой силой сжал магическим захватом карандаш, что тот хрустнул.</text:p>
      <text:p text:style-name="P9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6">Я развёл руками.</text:p>
      <text:p text:style-name="P9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6">Анакорн улыбнулся и вскочил с пуфика.</text:p>
      <text:p text:style-name="P93"><text:span text:style-name="T50">–</text:span><text:span text:style-name="T33">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0">–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0">Анакорн поправил невесть откуда взявшиеся на переносице очки и ответил.</text:p>
      <text:p text:style-name="P93"><text:span text:style-name="T33">– Ты уже устранил крупнейший дефект Эквестрии </text:span><text:span text:style-name="T50">— манипуляции светилом. Аналогично решаются и остальные проблемы</text:span><text:span text:style-name="T33">.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0">— вещь живучая</text:span><text:span text:style-name="T33">.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0">Я задумался. На самом деле, интересная логическая задача…</text:p>
      <text:p text:style-name="P9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3"><text:span text:style-name="T50">–</text:span><text:span text:style-name="T33"> А кьютимарки? Как, разрази меня квазар, объяснить кьютимарки? </text:span><text:span text:style-name="T50">– азартно воскликнул Анакорн.</text:span></text:p>
      <text:p text:style-name="P100">– А кьютимарки ты сам даришь пони, когда распознаёшь их жизненное предназначение!!! – так же азартно заорал я.</text:p>
      <text:p text:style-name="P100">– ЧТООО?!! Может, ты думаешь, мне больше заняться нечем, как лепить пони тату на фланки? Так я тебя разочарую! У меня и без того три миллиона дел!</text:p>
      <text:p text:style-name="P100">Я пожал плечами.</text:p>
      <text:p text:style-name="P100">– А по-другому я не могу объяснить их появление. К сожалению.</text:p>
      <text:p text:style-name="P100">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0">– Хорошо. Уговорил. Кьютимарки беру на себя. Так и знал, что мне самое трудное достанется!</text:p>
      <text:p text:style-name="P10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0">Анакорн проследил мой взгляд.</text:p>
      <text:p text:style-name="P100">– Нечего так на меня смотреть! Если я стану применять магию вместо ловкости, теряется весь смысл упражнения… О, глянь-ка на Эквус!</text:p>
      <text:p text:style-name="P100">И впрямь, было на что посмотреть. Уровень помех на голограмме значительно снизился и сама она стала светиться ровным голубоватым светом.</text:p>
      <text:p text:style-name="P10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0">Я опять задумался. В голове было пусто.</text:p>
      <text:p text:style-name="P100">– Почему бы не оставить самую главную? Ту, что описана в мультике?</text:p>
      <text:p text:style-name="P100">– И<text:span text:style-name="T54">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1">—</text:span><text:span text:style-name="T54"> точнее, дерево схожих миров Эквуса </text:span><text:span text:style-name="T61">—</text:span><text:span text:style-name="T54"> создали брони. Разумеется, стержнем им послужил именно сериал, но каждый фанфик </text:span><text:span text:style-name="T61">—</text:span><text:span text:style-name="T54">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1"/>
      <text:p text:style-name="P100">Я подумал. Потом ещё раз подумал. Что скажет любой программист, предложи ему соединить несколько несовместимых объектов?</text:p>
      <text:p text:style-name="P101"/>
      <text:p text:style-name="P10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1"/>
      <text:p text:style-name="P100">Анакорн аж подпрыгнул на месте от восторга и стал мне аплодировать.</text:p>
      <text:p text:style-name="P100"/>
      <text:p text:style-name="P118">Как их совместить?</text:p>
      <text:p text:style-name="P108"><text:soft-page-break/>твоя Эквестрия и моя, были рождены из Предначального Хаоса, оставшегося от царствования Дискорда. Оба непостоянны, изменчивы. </text:p>
      <text:p text:style-name="P100"/>
      <text:p text:style-name="P109">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0"/>
      <text:p text:style-name="P100"/>
      <text:p text:style-name="P129"/>
      <text:p text:style-name="P100"><text:span text:style-name="T54">– Наконец-то я вижу свет в конце тоннеля! Как это не пришло мне в голову! Ты всё отлично увязал! Всё сходится! Более того </text:span><text:span text:style-name="T61">—</text:span><text:span text:style-name="T54"> Анакорн заговорщически подмигнул мне </text:span><text:span text:style-name="T61">—</text:span><text:span text:style-name="T54">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1">— и первой реальной историей в объединённой эквестрийской реальности</text:span><text:span text:style-name="T54">!</text:span></text:p>
      <text:p text:style-name="P101">Я подозрительно посмотрел на Анакорна.</text:p>
      <text:p text:style-name="P100"><text:span text:style-name="T20">– </text:span><text:span text:style-name="T54">Какой ещё, нафиг, «мой фанфик»? Я никакого фанфика не писал. И не собираюсь.</text:span></text:p>
      <text:p text:style-name="P101">Анакорн ехидно ухмыльнулся и сделал мне «глазки».</text:p>
      <text:p text:style-name="P100"><text:span text:style-name="T20">– </text:span><text:span text:style-name="T54">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1">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1"/>
      <text:p text:style-name="P101">Я растерялся.</text:p>
      <text:p text:style-name="P100"><text:span text:style-name="T11">– </text:span>Эээ… Тут я тебе точно не помощник. Никогда не писал ничего сложнее технической документации к программам.</text:p>
      <text:p text:style-name="P100"><text:span text:style-name="T11">– </text:span>Пиши, как есть. <text:span text:style-name="T11">– </text:span>развёл копытами Анакорн. <text:span text:style-name="T11">– </text:span>Авось сгодится. Я писать точно не буду <text:span text:style-name="T61">— ты меня с кьютимарками уже пригрузил на ближайшие тысячи лет.</text:span></text:p>
      <text:p text:style-name="P100">…</text:p>
      <text:p text:style-name="P100">Факн щит<text:note text:id="ftn14" text:note-class="footnote"><text:note-citation>14</text:note-citation><text:note-body><text:p text:style-name="P130">Fucking shit — <text:span text:style-name="T1">ёбаное дерьмо</text:span></text:p></text:note-body></text:note>!..</text:p>
      <text:p text:style-name="P100">…</text:p>
      <text:p text:style-name="P100">Ну а что мне остаётся? Я фейспамнул.</text:p>
      <text:p text:style-name="P100"/>
      <text:p text:style-name="P100"><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0">Анакорн насупился и спрятал карандаш в гриву.</text:p>
      <text:p text:style-name="P100"><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text:soft-page-break/>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0"/>
      <text:p text:style-name="P100">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0">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99"/>
      <text:p text:style-name="P99">– Пора закругляться. Ты начинаешь сгорать. Надо утрясти последние детали, пока ещё есть пару минут.</text:p>
      <text:p text:style-name="P93">– Валяй. Я тебя внимательно слушаю.</text:p>
      <text:p text:style-name="P9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3">– А я разве сплю?</text:p>
      <text:p text:style-name="P93">– Сейчас — нет. Но как только мы закроем сделку — проснёшься. Потому что нет иного способа вернуть тебя в реальный мир.</text:p>
      <text:p text:style-name="P93">– Эээ, постой! А как я в Эквестрию и к себе обратно проходил?</text:p>
      <text:p text:style-name="P9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3">Так вот, возвращать тебя обратно в твой мир я не буду.</text:p>
      <text:p text:style-name="P93"/>
      <text:p text:style-name="P93">Я непонимающе хлопал глазами.</text:p>
      <text:p text:style-name="P93"/>
      <text:p text:style-name="P9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3">–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3">Теперь — об оплате.</text:p>
      <text:p text:style-name="P93"/>
      <text:p text:style-name="P93">Анакорн наклонился ко мне через стол и подмигнул.</text:p>
      <text:p text:style-name="P93"><text:soft-page-break/></text:p>
      <text:p text:style-name="P93">– Проси, чего хочешь!</text:p>
      <text:p text:style-name="P93"/>
      <text:p text:style-name="P93">Пока я думал, демиург мурлыкал себе под нос в эйфории: «Да! В такие моменты ощущаешь себя богом! Я крут! Ха-ха!»</text:p>
      <text:p text:style-name="P93"/>
      <text:p text:style-name="P9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3">Ради этого написать фанфик — очень малая цена. Совсем ничтожная.</text:p>
      <text:p text:style-name="P100"/>
      <text:p text:style-name="P100">– Верни Дэш!!!</text:p>
      <text:p text:style-name="P100"/>
      <text:p text:style-name="P100">Копыта Анакорна разъехались и он впечатался мордой в стол.</text:p>
      <text:p text:style-name="P100">– Эээ… м-м-м… ну-у-у… Перо мне в зад!.. Нельзя сказать, что это совсем невыполнимо… Но, прямо скажу, задачка не для студента!</text:p>
      <text:p text:style-name="P100">– А ты студент?</text:p>
      <text:p text:style-name="P10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0">– Другое просить не будешь? – сухо переспросил Анакорн. – Учти, время уходит. То, что я вижу, мне не нравится.</text:p>
      <text:p text:style-name="P100">– Нет! – отрезал я.</text:p>
      <text:p text:style-name="P10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0">– Что? Ты о чём?</text:p>
      <text:p text:style-name="P100">–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0">Есть только маленькая проблемка…</text:p>
      <text:p text:style-name="P100">Анакорн скривился и отвёл глаза.</text:p>
      <text:p text:style-name="P100">– Какая?</text:p>
      <text:p text:style-name="P10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1">— </text:span>тебя никогда и не будет! Мне очень жаль. Тебе ещё не поздно выбрать что-нибудь другое.</text:p>
      <text:p text:style-name="P100">Я вздохнул. Слишком много философии на мою голову!</text:p>
      <text:p text:style-name="P100">– Делай, как я сказал! А я сделаю своё.</text:p>
      <text:p text:style-name="P100"/>
      <text:p text:style-name="P9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3"><text:soft-page-break/>– Ты ещё увидишь пару-тройку снов на прощание. Это мой подарок тебе. Удачи!</text:p>
      <text:p text:style-name="P93"/>
      <text:p text:style-name="P94">***</text:p>
      <text:p text:style-name="P101">&lt;<text:span text:style-name="T87">Roger Waters — What God Wants</text:span>&gt;</text:p>
      <text:p text:style-name="P101">– Здравствуй, Анон. – Селестия стояла передо мной без привычных взгляду властных регалий. – Я хочу поблагодарить тебя за всё.</text:p>
      <text:p text:style-name="P101">– Привет, Сел. Я рад, что с тобой всё в порядке.</text:p>
      <text:p text:style-name="P101">Аликорница нерешительно стояла передо мной в сияющем ореоле гривы. Потом она сделала шаг навстречу.</text:p>
      <text:p text:style-name="P101">–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1">Я устало рассмеялся.</text:p>
      <text:p text:style-name="P101">– Сел, я завязал с конеёбством. Извини.</text:p>
      <text:p text:style-name="P101">– В другое время, в другом месте, Анон! В другое время, в другом месте!</text:p>
      <text:p text:style-name="P101"/>
      <text:p text:style-name="P102">***</text:p>
      <text:p text:style-name="P104"/>
      <text:p text:style-name="P40"><text:span text:style-name="T2">–</text:span><text:span text:style-name="T1"> Прости, что хотела убить тебя. Я ослабела и Найтмэр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97">– Ты таки выучила современный стиль? Не парься, принцесса, я давно забыл тот эпизод.</text:p>
      <text:p text:style-name="P97">–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3"/>
      <text:p text:style-name="P106">***</text:p>
      <text:p text:style-name="P105"/>
      <text:p text:style-name="P97">– Думал от меня в другой реальности спрятаться?!</text:p>
      <text:p text:style-name="P97">Передо мной возникла хмурая морда Дискорда.</text:p>
      <text:p text:style-name="P9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97">Так что, Проводничёк, мы ещё встретимся! В другое время и в другом месте! Жди! В другое время, в другом месте!!!</text:p>
      <text:p text:style-name="P103"/>
      <text:p text:style-name="P98">***</text:p>
      <text:p text:style-name="P93"/>
      <text:p text:style-name="P97">– Анон?</text:p>
      <text:p text:style-name="P97">– Дэш?!!</text:p>
      <text:p text:style-name="P97">– Эмм… Ты мне снишься?</text:p>
      <text:p text:style-name="P97">– Нет, Дэш, это ты мне снишься.</text:p>
      <text:p text:style-name="P97"><text:soft-page-break/>–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9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97">Пегаска почесала в затылке со смущением.</text:p>
      <text:p text:style-name="P97">– Да? Правда? Ну, офигеть! Что-то я такого не помню совсем. А ты как?</text:p>
      <text:p text:style-name="P92"><text:span text:style-name="T37">– Я в порядке. Вот, возвращаюсь </text:span>в свой мир. Ну, не совсем <text:span text:style-name="T1">в свой</text:span>. Почти.</text:p>
      <text:p text:style-name="P92"><text:span text:style-name="T1">–</text:span> Навсегда?</text:p>
      <text:p text:style-name="P92"><text:span text:style-name="T1">–</text:span> Скорее всего, да.</text:p>
      <text:p text:style-name="P92"><text:span text:style-name="T1">–</text:span> Это плохо. <text:span text:style-name="T1">Я хотела тебе сказать</text:span>…</text:p>
      <text:p text:style-name="P92"><text:span text:style-name="T1">–</text:span> Не надо, Дэш. Не стоит.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3">Хочу, чтобы ты </text:span><text:span text:style-name="T34">делал мне почесушки</text:span><text:span text:style-name="T33"> и хлопал по крупу</text:span>!</text:p>
      <text:p text:style-name="P9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2"><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text:span text:style-name="T1">Пинки</text:span>, и Селестию, и всех-всех-всех… Таковы правила.</text:p>
      <text:p text:style-name="P9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2">Я опустил руку на шею Дэш и ощутил теплоту и лёгкое покалывание в пустоте.</text:p>
      <text:p text:style-name="P92"><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text:p>
      <text:p text:style-name="P92">Я всё ещё помню…</text:p>
      <text:p text:style-name="P52"/>
      <text:h text:style-name="Heading_20_2" text:outline-level="2">Эпилог. Земля</text:h>
      <text:p text:style-name="P107">&lt;<text:span text:style-name="T57">Daft Punk – Get Lucky</text:span>&gt;</text:p>
      <text:p text:style-name="P112">Звон будильника чуть не проломил башку. Я открыл глаза. </text:p>
      <text:p text:style-name="P112"><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2"><text:span text:style-name="T1">Я нашарил ногами тапки и пошёл в ванную. Проходя мимо стола, зацепился взглядом за</text:span> эскиз <text:span text:style-name="T1">рисунка</text:span>.&lt;<text:span text:style-name="T87">эскиз первого рисунка – Сел ложит рог Анону на плечо</text:span>&gt;</text:p>
      <text:p text:style-name="P11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1">Хоть абзац напишу! Уже хоть какой-то крохотный шажок, с которого можно будет начать. Как там у Лао-Цзы? Дорога в тысячу ли начинается-бла-бла-бля!</text:p>
      <text:p text:style-name="P111">Попытка притронуться щёткой к зубу вызвала ноющую боль. </text:p>
      <text:p text:style-name="P11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1">Доставая из стола ключи от машины, опять наткнулся взглядом на эскиз.</text:p>
      <text:p text:style-name="P11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1">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0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6-15T15:46:43.434472453</dc:date>
    <meta:editing-duration>P133DT6H5M8S</meta:editing-duration>
    <meta:editing-cycles>8130</meta:editing-cycles>
    <meta:generator>LibreOffice/5.1.6.2$Linux_X86_64 LibreOffice_project/10m0$Build-2</meta:generator>
    <meta:document-statistic meta:table-count="0" meta:image-count="0" meta:object-count="0" meta:page-count="207" meta:paragraph-count="4388" meta:word-count="91607" meta:character-count="606613" meta:non-whitespace-character-count="515093"/>
  </office:meta>
</office:document-meta>
</file>